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45.788cm" fo:min-width="7.755cm"/>
      <style:paragraph-properties style:writing-mode="lr-tb"/>
    </style:style>
    <style:style style:name="gr2" style:family="graphic" style:parent-style-name="standard">
      <style:graphic-properties svg:stroke-color="#808080" draw:fill-color="#808080" draw:opacity="82%" draw:textarea-horizontal-align="justify" draw:textarea-vertical-align="top" draw:auto-grow-height="false" fo:min-height="4.195cm" fo:min-width="7.755cm"/>
      <style:paragraph-properties style:writing-mode="lr-tb"/>
    </style:style>
    <style:style style:name="gr3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7.1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242cm" fo:min-width="8.3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5.532cm"/>
      <style:paragraph-properties style:writing-mode="lr-tb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4.26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3.945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vertical-align="middle"/>
      <style:paragraph-properties style:writing-mode="lr-tb"/>
    </style:style>
    <style:style style:name="gr11" style:family="graphic" style:parent-style-name="standard">
      <style:graphic-properties draw:textarea-vertical-align="bottom"/>
      <style:paragraph-properties style:writing-mode="lr-tb"/>
    </style:style>
    <style:style style:name="gr12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697cm"/>
      <style:paragraph-properties style:writing-mode="lr-tb"/>
    </style:style>
    <style:style style:name="gr13" style:family="graphic" style:parent-style-name="standard">
      <style:graphic-properties svg:stroke-color="#780373" draw:fill-color="#bf819e" draw:textarea-horizontal-align="justify" draw:textarea-vertical-align="middle" draw:auto-grow-height="false" fo:min-height="1.771cm" fo:min-width="3.76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38cm" fo:min-width="2.67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2.35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877cm" fo:min-width="4.5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655cm" fo:min-width="5.632cm"/>
      <style:paragraph-properties style:writing-mode="lr-tb"/>
    </style:style>
    <style:style style:name="gr18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7.755cm"/>
      <style:paragraph-properties style:writing-mode="lr-tb"/>
    </style:style>
    <style:style style:name="gr19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541cm"/>
      <style:paragraph-properties style:writing-mode="lr-tb"/>
    </style:style>
    <style:style style:name="gr20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767cm"/>
      <style:paragraph-properties style:writing-mode="lr-tb"/>
    </style:style>
    <style:style style:name="gr21" style:family="graphic" style:parent-style-name="standard">
      <style:graphic-properties svg:stroke-color="#168253" draw:fill-color="#77bc65" draw:textarea-horizontal-align="justify" draw:textarea-vertical-align="middle" draw:auto-grow-height="false" fo:min-height="1.355cm" fo:min-width="3.412cm"/>
      <style:paragraph-properties style:writing-mode="lr-tb"/>
    </style:style>
    <style:style style:name="gr22" style:family="graphic" style:parent-style-name="objectwithoutfill">
      <style:graphic-properties draw:marker-end="Arrowheads_20_5" draw:marker-end-width="0.3cm" draw:fill="none" draw:textarea-vertical-align="middle"/>
    </style:style>
    <style:style style:name="gr23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99cm"/>
      <style:paragraph-properties style:writing-mode="lr-tb"/>
    </style:style>
    <style:style style:name="gr24" style:family="graphic" style:parent-style-name="standard">
      <style:graphic-properties draw:textarea-vertical-align="middle" draw:shadow="hidden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3.877cm" fo:min-width="5.115cm"/>
      <style:paragraph-properties style:writing-mode="lr-tb"/>
    </style:style>
    <style:style style:name="gr26" style:family="graphic" style:parent-style-name="standard">
      <style:graphic-properties draw:textarea-vertical-align="middle" draw:shadow="hidden"/>
    </style:style>
    <style:style style:name="gr27" style:family="graphic" style:parent-style-name="standard">
      <style:graphic-properties draw:textarea-horizontal-align="justify" draw:textarea-vertical-align="middle" draw:auto-grow-height="false" fo:min-height="1.338cm" fo:min-width="3.945cm" draw:shadow="hidden"/>
      <style:paragraph-properties style:writing-mode="lr-tb"/>
    </style:style>
    <style:style style:name="gr28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624cm"/>
      <style:paragraph-properties style:writing-mode="lr-tb"/>
    </style:style>
    <style:style style:name="gr29" style:family="graphic" style:parent-style-name="objectwithoutfill">
      <style:graphic-properties draw:marker-end="Arrowheads_20_6" draw:marker-end-width="0.3cm" draw:fill="none" draw:textarea-vertical-align="middle" draw:shadow="hidden"/>
    </style:style>
    <style:style style:name="gr30" style:family="graphic" style:parent-style-name="standard">
      <style:graphic-properties draw:textarea-horizontal-align="justify" draw:textarea-vertical-align="middle" draw:auto-grow-height="false" fo:min-height="1.338cm" fo:min-width="4.345cm" draw:shadow="hidden"/>
      <style:paragraph-properties style:writing-mode="lr-tb"/>
    </style:style>
    <style:style style:name="gr31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676cm" draw:shadow="hidden"/>
      <style:paragraph-properties style:writing-mode="lr-tb"/>
    </style:style>
    <style:style style:name="gr32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993cm" draw:shadow="hidden"/>
      <style:paragraph-properties style:writing-mode="lr-tb"/>
    </style:style>
    <style:style style:name="gr33" style:family="graphic" style:parent-style-name="objectwithoutfill">
      <style:graphic-properties draw:marker-end="Arrowheads_20_8" draw:marker-end-width="0.3cm" draw:fill="none" draw:textarea-vertical-align="middle" draw:shadow="hidden"/>
    </style:style>
    <style:style style:name="gr34" style:family="graphic" style:parent-style-name="standard">
      <style:graphic-properties draw:textarea-vertical-align="bottom" draw:shadow="hidden"/>
      <style:paragraph-properties style:writing-mode="lr-tb"/>
    </style:style>
    <style:style style:name="gr35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252cm" draw:shadow="hidden"/>
      <style:paragraph-properties style:writing-mode="lr-tb"/>
    </style:style>
    <style:style style:name="gr36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3.767cm"/>
      <style:paragraph-properties style:writing-mode="lr-tb"/>
    </style:style>
    <style:style style:name="gr37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92cm"/>
      <style:paragraph-properties style:writing-mode="lr-tb"/>
    </style:style>
    <style:style style:name="gr3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917cm" draw:shadow="hidden"/>
      <style:paragraph-properties style:writing-mode="lr-tb"/>
    </style:style>
    <style:style style:name="gr3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204cm"/>
      <style:paragraph-properties style:writing-mode="lr-tb"/>
    </style:style>
    <style:style style:name="gr4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876cm" draw:shadow="hidden"/>
      <style:paragraph-properties style:writing-mode="lr-tb"/>
    </style:style>
    <style:style style:name="gr41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4.157cm"/>
      <style:paragraph-properties style:writing-mode="lr-tb"/>
    </style:style>
    <style:style style:name="gr4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3" style:family="graphic" style:parent-style-name="objectwithoutfill">
      <style:graphic-properties draw:marker-end="Arrowheads_20_11" draw:marker-end-width="0.3cm" draw:fill="none" draw:textarea-vertical-align="middle"/>
    </style:style>
    <style:style style:name="gr4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5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37cm" draw:shadow="hidden"/>
      <style:paragraph-properties style:writing-mode="lr-tb"/>
    </style:style>
    <style:style style:name="gr4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47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369cm"/>
      <style:paragraph-properties style:writing-mode="lr-tb"/>
    </style:style>
    <style:style style:name="gr48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4.073cm"/>
      <style:paragraph-properties style:writing-mode="lr-tb"/>
    </style:style>
    <style:style style:name="gr4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511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2.29cm" fo:min-width="5.697cm"/>
      <style:paragraph-properties style:writing-mode="lr-tb"/>
    </style:style>
    <style:style style:name="gr51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5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5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656cm" fo:min-width="3.043cm" draw:shadow="hidden"/>
      <style:paragraph-properties style:writing-mode="lr-tb"/>
    </style:style>
    <style:style style:name="gr54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569cm"/>
      <style:paragraph-properties style:writing-mode="lr-tb"/>
    </style:style>
    <style:style style:name="gr55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15cm"/>
      <style:paragraph-properties style:writing-mode="lr-tb"/>
    </style:style>
    <style:style style:name="gr5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57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5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787cm" draw:shadow="hidden"/>
      <style:paragraph-properties style:writing-mode="lr-tb"/>
    </style:style>
    <style:style style:name="gr59" style:family="graphic" style:parent-style-name="objectwithoutfill">
      <style:graphic-properties draw:marker-end="Arrowheads_20_12" draw:marker-end-width="0.3cm" draw:fill="none" draw:textarea-vertical-align="middle"/>
    </style:style>
    <style:style style:name="gr6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1" style:family="graphic" style:parent-style-name="objectwithoutfill">
      <style:graphic-properties draw:marker-end="Arrowheads_20_14" draw:marker-end-width="0.3cm" draw:fill="none" draw:textarea-vertical-align="middle"/>
    </style:style>
    <style:style style:name="gr6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5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164cm"/>
      <style:paragraph-properties style:writing-mode="lr-tb"/>
    </style:style>
    <style:style style:name="gr66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222cm"/>
      <style:paragraph-properties style:writing-mode="lr-tb"/>
    </style:style>
    <style:style style:name="gr67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41cm"/>
      <style:paragraph-properties style:writing-mode="lr-tb"/>
    </style:style>
    <style:style style:name="gr68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27cm"/>
      <style:paragraph-properties style:writing-mode="lr-tb"/>
    </style:style>
    <style:style style:name="gr6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343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b2b2b2" draw:opacity="82%"/>
      <style:paragraph-properties fo:text-align="start" style:writing-mode="lr-tb"/>
    </style:style>
    <style:style style:name="P3" style:family="paragraph">
      <loext:graphic-properties draw:fill-color="#808080" draw:opacity="82%"/>
      <style:paragraph-properties fo:text-align="start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b2b2b2" draw:opacity="82%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font-size="12pt" style:font-size-asian="12pt" style:font-size-complex="12pt"/>
    </style:style>
    <style:style style:name="P9" style:family="paragraph">
      <style:paragraph-properties fo:margin-top="0cm" fo:margin-bottom="0cm" fo:text-align="end"/>
    </style:style>
    <style:style style:name="P10" style:family="paragraph">
      <style:paragraph-properties fo:margin-top="0cm" fo:margin-bottom="0cm" fo:text-align="end" style:writing-mode="lr-tb"/>
      <style:text-properties fo:font-size="12pt" style:font-size-asian="12pt" style:font-size-complex="12pt"/>
    </style:style>
    <style:style style:name="P11" style:family="paragraph">
      <loext:graphic-properties draw:fill-color="#77bc65"/>
      <style:paragraph-properties fo:text-align="center" style:writing-mode="lr-tb"/>
    </style:style>
    <style:style style:name="P12" style:family="paragraph">
      <loext:graphic-properties draw:fill-color="#bf819e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b66c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ff6d6d"/>
      <style:paragraph-properties fo:text-align="center" style:writing-mode="lr-tb"/>
    </style:style>
    <style:style style:name="P17" style:family="paragraph">
      <loext:graphic-properties draw:fill-color="#ff6d6d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style:paragraph-properties fo:text-align="end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46.038cm" svg:x="172.151cm" svg:y="42.075cm">
          <text:p text:style-name="P1">whil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255cm" svg:height="4.445cm" svg:x="172.151cm" svg:y="76.365cm">
          <text:p text:style-name="P1">not whil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62cm" svg:height="3.175cm" svg:x="276.608cm" svg:y="48.425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8.89cm" svg:height="3.492cm" svg:x="263.273cm" svg:y="19.533cm">
          <text:p text:style-name="P4">CodeLine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6.032cm" svg:height="2.54cm" svg:x="228.983cm" svg:y="27.153cm">
          <text:p text:style-name="P4">statement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6.032cm" svg:height="2.54cm" svg:x="271.529cm" svg:y="27.153cm">
          <text:p text:style-name="P4">declaration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0.159cm" svg:x1="231.999cm" svg:y1="27.153cm" svg:x2="267.718cm" svg:y2="23.025cm" draw:start-shape="id1" draw:start-glue-point="0" draw:end-shape="id2" draw:end-glue-point="2" svg:d="M231999 27153v-1905h35719v-2223" svg:viewBox="0 0 35720 4129">
          <text:p/>
        </draw:connector>
        <draw:connector draw:style-name="gr6" draw:text-style-name="P4" draw:layer="layout" draw:line-skew="0.159cm" svg:x1="274.545cm" svg:y1="27.153cm" svg:x2="267.718cm" svg:y2="23.025cm" draw:start-shape="id3" draw:start-glue-point="0" draw:end-shape="id2" draw:end-glue-point="2" svg:d="M274545 27153v-1905h-6827v-2223" svg:viewBox="0 0 6828 4129">
          <text:p/>
        </draw:connector>
        <draw:custom-shape draw:style-name="gr7" draw:text-style-name="P4" xml:id="id6" draw:id="id6" draw:layer="layout" svg:width="4.762cm" svg:height="2.54cm" svg:x="300.738cm" svg:y="34.138cm">
          <text:p text:style-name="P4">Class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5" draw:id="id5" draw:layer="layout" svg:width="4.445cm" svg:height="2.54cm" svg:x="320.523cm" svg:y="34.138cm">
          <text:p text:style-name="P4">Func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4.445cm" svg:height="2.54cm" svg:x="271.21cm" svg:y="34.138cm">
          <text:p text:style-name="P4">Var declarat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74.545cm" svg:y1="29.693cm" svg:x2="273.432cm" svg:y2="34.138cm" draw:start-shape="id3" draw:start-glue-point="2" draw:end-shape="id4" draw:end-glue-point="0" svg:d="M274545 29693v2223h-1113v2222" svg:viewBox="0 0 1114 4446">
          <text:p/>
        </draw:connector>
        <draw:connector draw:style-name="gr9" draw:text-style-name="P6" draw:layer="layout" svg:x1="322.745cm" svg:y1="34.138cm" svg:x2="274.545cm" svg:y2="29.693cm" draw:start-shape="id5" draw:start-glue-point="0" draw:end-shape="id3" draw:end-glue-point="2" svg:d="M322745 34138v-2222h-48200v-2223" svg:viewBox="0 0 48201 4446">
          <text:p/>
        </draw:connector>
        <draw:connector draw:style-name="gr9" draw:text-style-name="P6" draw:layer="layout" svg:x1="303.119cm" svg:y1="34.138cm" svg:x2="274.545cm" svg:y2="29.693cm" draw:start-shape="id6" draw:start-glue-point="0" draw:end-shape="id3" draw:end-glue-point="2" svg:d="M303119 34138v-2222h-28574v-2223" svg:viewBox="0 0 28575 4446">
          <text:p/>
        </draw:connector>
        <draw:rect draw:style-name="gr10" draw:text-style-name="P4" xml:id="id7" draw:id="id7" draw:layer="layout" svg:width="2.857cm" svg:height="1.27cm" svg:x="259.781cm" svg:y="39.853cm">
          <text:p text:style-name="P6">LocalVar</text:p>
        </draw:rect>
        <draw:rect draw:style-name="gr10" draw:text-style-name="P4" xml:id="id8" draw:id="id8" draw:layer="layout" svg:width="2.858cm" svg:height="1.27cm" svg:x="290.69cm" svg:y="39.847cm">
          <text:p text:style-name="P6">ClassVar</text:p>
        </draw:rect>
        <draw:rect draw:style-name="gr10" draw:text-style-name="P4" xml:id="id9" draw:id="id9" draw:layer="layout" svg:width="3.827cm" svg:height="1.27cm" svg:x="271.511cm" svg:y="39.853cm">
          <text:p text:style-name="P6">GlobalVar</text:p>
        </draw:rect>
        <draw:connector draw:style-name="gr11" draw:text-style-name="P8" draw:layer="layout" svg:x1="261.209cm" svg:y1="39.853cm" svg:x2="273.432cm" svg:y2="36.678cm" draw:start-shape="id7" draw:start-glue-point="0" draw:end-shape="id4" draw:end-glue-point="2" svg:d="M261209 39853v-1587h12223v-1588" svg:viewBox="0 0 12224 3176">
          <text:p text:style-name="P7"><text:span text:style-name="T1">in func/loop/if...</text:span></text:p>
        </draw:connector>
        <draw:connector draw:style-name="gr11" draw:text-style-name="P10" draw:layer="layout" draw:line-skew="-0.001cm" svg:x1="273.432cm" svg:y1="36.678cm" svg:x2="292.119cm" svg:y2="39.847cm" draw:start-shape="id4" draw:start-glue-point="2" draw:end-shape="id8" draw:end-glue-point="0" svg:d="M273432 36678v1584h18687v1585" svg:viewBox="0 0 18688 3170">
          <text:p text:style-name="P9"><text:span text:style-name="T1">in class</text:span></text:p>
        </draw:connector>
        <draw:connector draw:style-name="gr9" draw:text-style-name="P6" draw:layer="layout" svg:x1="273.432cm" svg:y1="36.678cm" svg:x2="273.424cm" svg:y2="39.853cm" draw:start-shape="id4" draw:start-glue-point="2" draw:end-shape="id9" draw:end-glue-point="0" svg:d="M273432 36678v1588h-8v1587" svg:viewBox="0 0 9 3176">
          <text:p/>
        </draw:connector>
        <draw:custom-shape draw:style-name="gr12" draw:text-style-name="P11" xml:id="id10" draw:id="id10" draw:layer="layout" svg:width="5.933cm" svg:height="2.857cm" svg:x="269.723cm" svg:y="43.027cm">
          <text:p text:style-name="P4">Write const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72.689cm" svg:y1="43.027cm" svg:x2="273.424cm" svg:y2="41.123cm" draw:start-shape="id10" draw:start-glue-point="4" draw:end-shape="id9" draw:end-glue-point="2" svg:d="M272689 43027v-952h735v-952" svg:viewBox="0 0 736 1905">
          <text:p/>
        </draw:connector>
        <draw:custom-shape draw:style-name="gr13" draw:text-style-name="P12" xml:id="id12" draw:id="id12" draw:layer="layout" svg:width="6.033cm" svg:height="2.857cm" svg:x="276.508cm" svg:y="43.02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1" draw:id="id11" draw:layer="layout" svg:width="6.033cm" svg:height="2.857cm" svg:x="289.103cm" svg:y="43.00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2.119cm" svg:y1="41.117cm" svg:x2="292.12cm" svg:y2="43.005cm" draw:start-shape="id8" draw:start-glue-point="2" draw:end-shape="id11" draw:end-glue-point="4" svg:d="M292119 41117v944h1v944" svg:viewBox="0 0 2 1889">
          <text:p/>
        </draw:connector>
        <draw:connector draw:style-name="gr9" draw:text-style-name="P6" draw:layer="layout" svg:x1="279.525cm" svg:y1="43.028cm" svg:x2="273.424cm" svg:y2="41.123cm" draw:start-shape="id12" draw:start-glue-point="4" draw:end-shape="id9" draw:end-glue-point="2" svg:d="M279525 43028v-953h-6101v-952" svg:viewBox="0 0 6102 1906">
          <text:p/>
        </draw:connector>
        <draw:custom-shape draw:style-name="gr14" draw:text-style-name="P4" xml:id="id13" draw:id="id13" draw:layer="layout" svg:width="3.175cm" svg:height="1.588cm" svg:x="277.143cm" svg:y="49.695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14" draw:id="id14" draw:layer="layout" svg:width="2.858cm" svg:height="1.588cm" svg:x="280.953cm" svg:y="49.695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78.73cm" svg:y1="49.695cm" svg:x2="279.525cm" svg:y2="45.885cm" draw:start-shape="id13" draw:start-glue-point="0" draw:end-shape="id12" draw:end-glue-point="8" svg:d="M278730 49695v-1905h795v-1905" svg:viewBox="0 0 796 3811">
          <text:p/>
        </draw:connector>
        <draw:connector draw:style-name="gr9" draw:text-style-name="P6" draw:layer="layout" svg:x1="282.382cm" svg:y1="49.695cm" svg:x2="279.525cm" svg:y2="45.885cm" draw:start-shape="id14" draw:start-glue-point="0" draw:end-shape="id12" draw:end-glue-point="8" svg:d="M282382 49695v-1905h-2857v-1905" svg:viewBox="0 0 2858 3811">
          <text:p/>
        </draw:connector>
        <draw:rect draw:style-name="gr10" draw:text-style-name="P4" xml:id="id15" draw:id="id15" draw:layer="layout" svg:width="4.68cm" svg:height="1.588cm" svg:x="270.358cm" svg:y="46.837cm">
          <text:p text:style-name="P6">Access name</text:p>
        </draw:rect>
        <draw:connector draw:style-name="gr9" draw:text-style-name="P6" draw:layer="layout" svg:x1="272.698cm" svg:y1="46.837cm" svg:x2="272.689cm" svg:y2="45.884cm" draw:start-shape="id15" draw:start-glue-point="0" draw:end-shape="id10" draw:end-glue-point="8" svg:d="M272698 46837v-476h-9v-477" svg:viewBox="0 0 10 954">
          <text:p/>
        </draw:connector>
        <draw:connector draw:style-name="gr9" draw:text-style-name="P6" draw:layer="layout" svg:x1="275.038cm" svg:y1="47.631cm" svg:x2="277.143cm" svg:y2="50.489cm" draw:start-shape="id15" draw:start-glue-point="1" draw:end-shape="id13" draw:end-glue-point="3" svg:d="M275038 47631h1052v2858h1053" svg:viewBox="0 0 2106 2859">
          <text:p/>
        </draw:connector>
        <draw:custom-shape draw:style-name="gr16" draw:text-style-name="P4" xml:id="id22" draw:id="id22" draw:layer="layout" svg:width="5.08cm" svg:height="4.127cm" svg:x="293.971cm" svg:y="46.891cm">
          <text:p text:style-name="P4">Add to class</text:p>
          <text:p text:style-name="P4">environment </text:p>
          <text:p text:style-name="P4">OR</text:p>
          <text:p text:style-name="P4">Class.varname</text:p>
          <draw:enhanced-geometry svg:viewBox="0 0 21600 21600" draw:type="rectangle" draw:enhanced-path="M 0 0 L 21600 0 21600 21600 0 21600 0 0 Z N"/>
        </draw:custom-shape>
        <draw:custom-shape draw:style-name="gr14" draw:text-style-name="P4" xml:id="id16" draw:id="id16" draw:layer="layout" svg:width="3.175cm" svg:height="1.588cm" svg:x="287.633cm" svg:y="47.332cm">
          <text:p text:style-name="P4">How to acc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92.12cm" svg:y1="45.862cm" svg:x2="289.22cm" svg:y2="47.332cm" draw:end-shape="id16" draw:end-glue-point="0" svg:d="M292120 45862v485h-2900v985" svg:viewBox="0 0 2901 1471">
          <text:p/>
        </draw:connector>
        <draw:custom-shape draw:style-name="gr17" draw:text-style-name="P4" xml:id="id17" draw:id="id17" draw:layer="layout" svg:width="6.132cm" svg:height="1.905cm" svg:x="286.151cm" svg:y="50.33cm">
          <text:p text:style-name="P4">offset from class addr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89.22cm" svg:y1="48.92cm" svg:x2="289.217cm" svg:y2="50.33cm" draw:start-shape="id16" draw:start-glue-point="2" draw:end-shape="id17" draw:end-glue-point="0" svg:d="M289220 48920v705h-3v705" svg:viewBox="0 0 4 1411">
          <text:p/>
        </draw:connector>
        <draw:custom-shape draw:style-name="gr13" draw:text-style-name="P12" xml:id="id21" draw:id="id21" draw:layer="layout" svg:width="6.033cm" svg:height="2.857cm" svg:x="289.103cm" svg:y="43.00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8.255cm" svg:height="3.175cm" svg:x="257.876cm" svg:y="49.695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19" draw:text-style-name="P11" xml:id="id25" draw:id="id25" draw:layer="layout" svg:width="5.715cm" svg:height="2.857cm" svg:x="251.208cm" svg:y="52.823cm">
          <text:p text:style-name="P4">allocate</text:p>
          <text:p text:style-name="P4">sto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9" draw:id="id19" draw:layer="layout" svg:width="6.033cm" svg:height="2.857cm" svg:x="258.194cm" svg:y="44.29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8" draw:id="id18" draw:layer="layout" svg:width="3.175cm" svg:height="1.588cm" svg:x="258.829cm" svg:y="50.965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20" draw:id="id20" draw:layer="layout" svg:width="2.858cm" svg:height="1.588cm" svg:x="262.639cm" svg:y="50.965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60.416cm" svg:y1="50.965cm" svg:x2="261.211cm" svg:y2="47.155cm" draw:start-shape="id18" draw:start-glue-point="0" draw:end-shape="id19" draw:end-glue-point="8" svg:d="M260416 50965v-1905h795v-1905" svg:viewBox="0 0 796 3811">
          <text:p/>
        </draw:connector>
        <draw:connector draw:style-name="gr9" draw:text-style-name="P6" draw:layer="layout" svg:x1="264.068cm" svg:y1="50.965cm" svg:x2="261.211cm" svg:y2="47.155cm" draw:start-shape="id20" draw:start-glue-point="0" draw:end-shape="id19" draw:end-glue-point="8" svg:d="M264068 50965v-1905h-2857v-1905" svg:viewBox="0 0 2858 3811">
          <text:p/>
        </draw:connector>
        <draw:custom-shape draw:style-name="gr20" draw:text-style-name="P11" draw:layer="layout" svg:width="6.033cm" svg:height="2.857cm" svg:x="288.038cm" svg:y="15.605cm">
          <text:p text:style-name="P4">Write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6.033cm" svg:height="2.857cm" svg:x="288.038cm" svg:y="18.897cm">
          <text:p text:style-name="P4">Environment stu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xml:id="id26" draw:id="id26" draw:layer="layout" svg:width="5.532cm" svg:height="2.269cm" svg:x="251.291cm" svg:y="56.951cm">
          <text:p text:style-name="P4">se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61.209cm" svg:y1="41.123cm" svg:x2="261.211cm" svg:y2="44.298cm" draw:start-shape="id7" draw:start-glue-point="2" draw:end-shape="id19" draw:end-glue-point="4" svg:d="M261209 41123v1587h2v1588" svg:viewBox="0 0 3 3176">
          <text:p/>
        </draw:connector>
        <draw:custom-shape draw:style-name="gr13" draw:text-style-name="P12" xml:id="id23" draw:id="id23" draw:layer="layout" svg:width="6.033cm" svg:height="2.857cm" svg:x="300.103cm" svg:y="37.94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2.12cm" svg:y1="45.862cm" svg:x2="296.511cm" svg:y2="46.891cm" draw:start-shape="id21" draw:start-glue-point="8" draw:end-shape="id22" draw:end-glue-point="0" svg:d="M292120 45862v514h4391v515" svg:viewBox="0 0 4392 1030">
          <text:p/>
        </draw:connector>
        <draw:connector draw:style-name="gr22" draw:text-style-name="P13" draw:layer="layout" svg:x1="299.051cm" svg:y1="48.954cm" svg:x2="300.103cm" svg:y2="39.376cm" draw:start-shape="id22" draw:start-glue-point="1" draw:end-shape="id23" draw:end-glue-point="6" svg:d="M299051 48954h526v-9578h526" svg:viewBox="0 0 1053 9579">
          <text:p/>
        </draw:connector>
        <draw:connector draw:style-name="gr9" draw:text-style-name="P6" draw:layer="layout" svg:x1="303.119cm" svg:y1="36.678cm" svg:x2="303.12cm" svg:y2="37.948cm" draw:start-shape="id6" draw:start-glue-point="2" draw:end-shape="id23" draw:end-glue-point="4" svg:d="M303119 36678v635h1v635" svg:viewBox="0 0 2 1271">
          <text:p/>
        </draw:connector>
        <draw:custom-shape draw:style-name="gr23" draw:text-style-name="P14" xml:id="id24" draw:id="id24" draw:layer="layout" svg:width="6.35cm" svg:height="2.857cm" svg:x="306.771cm" svg:y="37.948cm">
          <text:p text:style-name="P4">Remember that is in cl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6.35cm" svg:height="2.857cm" svg:x="288.038cm" svg:y="22.073cm">
          <text:p text:style-name="P4">compiler do someth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03.119cm" svg:y1="36.678cm" svg:x2="309.946cm" svg:y2="37.948cm" draw:start-shape="id6" draw:start-glue-point="2" draw:end-shape="id24" draw:end-glue-point="4" svg:d="M303119 36678v635h6827v635" svg:viewBox="0 0 6828 1271">
          <text:p/>
        </draw:connector>
        <draw:connector draw:style-name="gr9" draw:text-style-name="P6" draw:layer="layout" svg:x1="254.065cm" svg:y1="55.68cm" svg:x2="254.057cm" svg:y2="56.951cm" draw:start-shape="id25" draw:start-glue-point="8" draw:end-shape="id26" draw:end-glue-point="4" svg:d="M254065 55680v635h-8v636" svg:viewBox="0 0 9 1272">
          <text:p/>
        </draw:connector>
        <draw:custom-shape draw:style-name="gr23" draw:text-style-name="P14" xml:id="id27" draw:id="id27" draw:layer="layout" svg:width="6.35cm" svg:height="2.857cm" svg:x="250.891cm" svg:y="48.343cm">
          <text:p text:style-name="P4">get temporary</text:p>
          <text:p text:style-name="P4">storage (reg or stack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draw:line-skew="-2.023cm" svg:x1="254.066cm" svg:y1="48.343cm" svg:x2="261.209cm" svg:y2="41.123cm" draw:start-shape="id27" draw:start-glue-point="4" draw:end-shape="id7" draw:end-glue-point="2" svg:d="M254066 48343v-5633h7143v-1587" svg:viewBox="0 0 7144 7221">
          <text:p/>
        </draw:connector>
        <draw:connector draw:style-name="gr9" draw:text-style-name="P6" draw:layer="layout" svg:x1="254.066cm" svg:y1="51.2cm" svg:x2="254.065cm" svg:y2="52.823cm" draw:start-shape="id27" draw:start-glue-point="8" draw:end-shape="id25" draw:end-glue-point="4" svg:d="M254066 51200v811h-1v812" svg:viewBox="0 0 2 1624">
          <text:p/>
        </draw:connector>
        <draw:connector draw:style-name="gr9" draw:text-style-name="P6" draw:layer="layout" svg:x1="254.066cm" svg:y1="51.2cm" svg:x2="258.829cm" svg:y2="51.759cm" draw:start-shape="id27" draw:start-glue-point="8" draw:end-shape="id18" draw:end-glue-point="3" svg:d="M254066 51200v559h4763" svg:viewBox="0 0 4764 560">
          <text:p/>
        </draw:connector>
        <draw:rect draw:style-name="gr24" draw:text-style-name="P4" xml:id="id37" draw:id="id37" draw:layer="layout" svg:width="4.128cm" svg:height="2.223cm" svg:x="340.208cm" svg:y="43.027cm">
          <text:p text:style-name="P6">GlobalFunc</text:p>
        </draw:rect>
        <draw:rect draw:style-name="gr24" draw:text-style-name="P4" xml:id="id30" draw:id="id30" draw:layer="layout" svg:width="4.128cm" svg:height="2.223cm" svg:x="316.512cm" svg:y="43.027cm">
          <text:p text:style-name="P6">ClassFunc</text:p>
        </draw:rect>
        <draw:rect draw:style-name="gr24" draw:text-style-name="P4" xml:id="id38" draw:id="id38" draw:layer="layout" svg:width="4.128cm" svg:height="2.223cm" svg:x="354.06cm" svg:y="43.028cm">
          <text:p text:style-name="P6">LocalFunc??</text:p>
        </draw:rect>
        <draw:custom-shape draw:style-name="gr25" draw:text-style-name="P4" xml:id="id29" draw:id="id29" draw:layer="layout" svg:width="5.615cm" svg:height="4.127cm" svg:x="310.245cm" svg:y="52.553cm">
          <text:p text:style-name="P4">Add to class</text:p>
          <text:p text:style-name="P4">environment </text:p>
          <text:p text:style-name="P4">OR</text:p>
          <text:p text:style-name="P4">Class.funcName</text:p>
          <draw:enhanced-geometry svg:viewBox="0 0 21600 21600" draw:type="rectangle" draw:enhanced-path="M 0 0 L 21600 0 21600 21600 0 21600 0 0 Z N"/>
        </draw:custom-shape>
        <draw:custom-shape draw:style-name="gr13" draw:text-style-name="P12" xml:id="id28" draw:id="id28" draw:layer="layout" svg:width="6.033cm" svg:height="2.857cm" svg:x="315.56cm" svg:y="46.203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18.577cm" svg:y1="49.06cm" svg:x2="313.052cm" svg:y2="52.553cm" draw:start-shape="id28" draw:start-glue-point="8" draw:end-shape="id29" draw:end-glue-point="0" svg:d="M318577 49060v1746h-5525v1747" svg:viewBox="0 0 5526 3494">
          <text:p/>
        </draw:connector>
        <draw:connector draw:style-name="gr26" draw:text-style-name="P6" draw:layer="layout" svg:x1="318.576cm" svg:y1="45.25cm" svg:x2="318.577cm" svg:y2="46.203cm" draw:start-shape="id30" draw:start-glue-point="2" draw:end-shape="id28" draw:end-glue-point="4" svg:d="M318576 45250v476h1v477" svg:viewBox="0 0 2 954">
          <text:p/>
        </draw:connector>
        <draw:custom-shape draw:style-name="gr27" draw:text-style-name="P4" xml:id="id31" draw:id="id31" draw:layer="layout" svg:width="4.445cm" svg:height="1.588cm" svg:x="319.071cm" svg:y="52.547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18.577cm" svg:y1="49.06cm" svg:x2="321.293cm" svg:y2="52.547cm" draw:start-shape="id28" draw:start-glue-point="8" draw:end-shape="id31" draw:end-glue-point="0" svg:d="M318577 49060v1744h2716v1743" svg:viewBox="0 0 2717 3488">
          <text:p/>
        </draw:connector>
        <draw:custom-shape draw:style-name="gr28" draw:text-style-name="P14" xml:id="id32" draw:id="id32" draw:layer="layout" svg:width="5.832cm" svg:height="2.857cm" svg:x="323.898cm" svg:y="55.275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1.293cm" svg:y1="54.135cm" svg:x2="326.814cm" svg:y2="55.275cm" draw:start-shape="id31" draw:start-glue-point="2" draw:end-shape="id32" draw:end-glue-point="4" svg:d="M321293 54135v570h5521v570" svg:viewBox="0 0 5522 1141">
          <text:p/>
        </draw:connector>
        <draw:custom-shape draw:style-name="gr12" draw:text-style-name="P11" xml:id="id33" draw:id="id33" draw:layer="layout" svg:width="5.933cm" svg:height="2.857cm" svg:x="331.417cm" svg:y="46.52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18.576cm" svg:y1="45.25cm" svg:x2="334.383cm" svg:y2="46.52cm" draw:start-shape="id30" draw:start-glue-point="2" draw:end-shape="id33" draw:end-glue-point="4" svg:d="M318576 45250v635h15807v635" svg:viewBox="0 0 15808 1271">
          <text:p/>
        </draw:connector>
        <draw:connector draw:style-name="gr29" draw:text-style-name="P13" draw:layer="layout" svg:x1="329.73cm" svg:y1="56.703cm" svg:x2="331.417cm" svg:y2="47.948cm" draw:start-shape="id32" draw:start-glue-point="10" draw:end-shape="id33" draw:end-glue-point="6" svg:d="M329730 56703h844v-8755h843" svg:viewBox="0 0 1688 8756">
          <text:p/>
        </draw:connector>
        <draw:custom-shape draw:style-name="gr30" draw:text-style-name="P4" xml:id="id34" draw:id="id34" draw:layer="layout" svg:width="4.845cm" svg:height="1.588cm" svg:x="331.952cm" svg:y="51.282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34.383cm" svg:y1="49.377cm" svg:x2="334.374cm" svg:y2="51.282cm" draw:start-shape="id33" draw:start-glue-point="8" draw:end-shape="id34" draw:end-glue-point="0" svg:d="M334383 49377v953h-9v952" svg:viewBox="0 0 10 1906">
          <text:p/>
        </draw:connector>
        <draw:custom-shape draw:style-name="gr31" draw:text-style-name="P16" xml:id="id35" draw:id="id35" draw:layer="layout" svg:width="6.35cm" svg:height="3.175cm" svg:x="331.2cm" svg:y="53.82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34.374cm" svg:y1="52.87cm" svg:x2="334.375cm" svg:y2="53.822cm" draw:start-shape="id34" draw:start-glue-point="2" draw:end-shape="id35" draw:end-glue-point="4" svg:d="M334374 52870v476h1v476" svg:viewBox="0 0 2 953">
          <text:p/>
        </draw:connector>
        <draw:custom-shape draw:style-name="gr32" draw:text-style-name="P16" draw:layer="layout" svg:width="6.985cm" svg:height="3.175cm" svg:x="287.721cm" svg:y="25.565cm">
          <text:p text:style-name="P4">Jump in this grap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3" draw:layer="layout" svg:x1="310.245cm" svg:y1="54.616cm" svg:x2="303.12cm" svg:y2="40.805cm" draw:start-shape="id29" draw:start-glue-point="3" draw:end-shape="id23" draw:end-glue-point="8" svg:d="M310245 54616h-7125v-13811" svg:viewBox="0 0 7126 13812">
          <text:p/>
        </draw:connector>
        <draw:custom-shape draw:style-name="gr23" draw:text-style-name="P14" xml:id="id36" draw:id="id36" draw:layer="layout" svg:width="6.35cm" svg:height="2.857cm" svg:x="319.571cm" svg:y="37.631cm">
          <text:p text:style-name="P4">Remember that is in 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2.745cm" svg:y1="36.678cm" svg:x2="322.746cm" svg:y2="37.631cm" draw:start-shape="id5" draw:start-glue-point="2" draw:end-shape="id36" draw:end-glue-point="4" svg:d="M322745 36678v476h1v477" svg:viewBox="0 0 2 954">
          <text:p/>
        </draw:connector>
        <draw:connector draw:style-name="gr34" draw:text-style-name="P1" draw:layer="layout" svg:x1="322.746cm" svg:y1="40.488cm" svg:x2="318.576cm" svg:y2="43.027cm" draw:start-shape="id36" draw:start-glue-point="8" draw:end-shape="id30" draw:end-glue-point="0" svg:d="M322746 40488v1270h-4170v1269" svg:viewBox="0 0 4171 2540">
          <text:p text:style-name="P7">in class</text:p>
        </draw:connector>
        <draw:connector draw:style-name="gr26" draw:text-style-name="P6" draw:layer="layout" svg:x1="322.746cm" svg:y1="40.488cm" svg:x2="342.272cm" svg:y2="43.027cm" draw:start-shape="id36" draw:start-glue-point="8" draw:end-shape="id37" draw:end-glue-point="0" svg:d="M322746 40488v1270h19526v1269" svg:viewBox="0 0 19527 2540">
          <text:p/>
        </draw:connector>
        <draw:connector draw:style-name="gr26" draw:text-style-name="P6" draw:layer="layout" svg:x1="322.746cm" svg:y1="40.488cm" svg:x2="356.124cm" svg:y2="43.028cm" draw:start-shape="id36" draw:start-glue-point="8" draw:end-shape="id38" draw:end-glue-point="0" svg:d="M322746 40488v1270h33378v1270" svg:viewBox="0 0 33379 2541">
          <text:p/>
        </draw:connector>
        <draw:custom-shape draw:style-name="gr31" draw:text-style-name="P16" xml:id="id39" draw:id="id39" draw:layer="layout" svg:width="6.35cm" svg:height="3.175cm" svg:x="306.771cm" svg:y="41.44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09.946cm" svg:y1="40.805cm" svg:x2="309.946cm" svg:y2="41.44cm" draw:start-shape="id24" draw:start-glue-point="8" draw:end-shape="id39" draw:end-glue-point="4" svg:d="M309946 40805v635" svg:viewBox="0 0 1 636">
          <text:p/>
        </draw:connector>
        <draw:custom-shape draw:style-name="gr5" draw:text-style-name="P4" xml:id="id40" draw:id="id40" draw:layer="layout" svg:width="6.032cm" svg:height="2.54cm" svg:x="237.956cm" svg:y="31.609cm">
          <text:p text:style-name="P4">empty 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31.999cm" svg:y1="29.693cm" svg:x2="240.972cm" svg:y2="31.609cm" draw:start-shape="id1" draw:start-glue-point="2" draw:end-shape="id40" draw:end-glue-point="0" svg:d="M231999 29693v958h8973v958" svg:viewBox="0 0 8974 1917">
          <text:p/>
        </draw:connector>
        <draw:custom-shape draw:style-name="gr5" draw:text-style-name="P4" xml:id="id41" draw:id="id41" draw:layer="layout" svg:width="6.032cm" svg:height="2.54cm" svg:x="230.247cm" svg:y="31.645cm">
          <text:p text:style-name="P4">body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31.999cm" svg:y1="29.693cm" svg:x2="233.263cm" svg:y2="31.645cm" draw:start-shape="id1" draw:start-glue-point="2" draw:end-shape="id41" draw:end-glue-point="0" svg:d="M231999 29693v976h1264v976" svg:viewBox="0 0 1265 1953">
          <text:p/>
        </draw:connector>
        <draw:custom-shape draw:style-name="gr5" draw:text-style-name="P4" xml:id="id42" draw:id="id42" draw:layer="layout" svg:width="6.032cm" svg:height="2.54cm" svg:x="215.966cm" svg:y="31.598cm">
          <text:p text:style-name="P4">assign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18.982cm" svg:y1="31.598cm" svg:x2="231.999cm" svg:y2="29.693cm" draw:start-shape="id42" draw:start-glue-point="0" draw:end-shape="id1" draw:end-glue-point="2" svg:d="M218982 31598v-952h13017v-953" svg:viewBox="0 0 13018 1906">
          <text:p/>
        </draw:connector>
        <draw:custom-shape draw:style-name="gr35" draw:text-style-name="P16" xml:id="id43" draw:id="id43" draw:layer="layout" svg:width="7.503cm" svg:height="3.175cm" svg:x="219.058cm" svg:y="35.708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8.982cm" svg:y1="34.138cm" svg:x2="222.81cm" svg:y2="35.708cm" draw:start-shape="id42" draw:start-glue-point="2" draw:end-shape="id43" draw:end-glue-point="4" svg:d="M218982 34138v785h3828v785" svg:viewBox="0 0 3829 1571">
          <text:p/>
        </draw:connector>
        <draw:custom-shape draw:style-name="gr36" draw:text-style-name="P12" xml:id="id44" draw:id="id44" draw:layer="layout" svg:width="6.033cm" svg:height="3.174cm" svg:x="211.838cm" svg:y="35.726cm">
          <text:p text:style-name="P4">Get storage location of mu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4.855cm" svg:y1="35.726cm" svg:x2="218.982cm" svg:y2="34.138cm" draw:start-shape="id44" draw:start-glue-point="4" draw:end-shape="id42" draw:end-glue-point="2" svg:d="M214855 35726v-794h4127v-794" svg:viewBox="0 0 4128 1589">
          <text:p/>
        </draw:connector>
        <draw:custom-shape draw:style-name="gr12" draw:text-style-name="P11" xml:id="id45" draw:id="id45" draw:layer="layout" svg:width="5.933cm" svg:height="2.857cm" svg:x="215.748cm" svg:y="41.123cm">
          <text:p text:style-name="P4">Write assign</text:p>
          <text:p text:style-name="P4">instru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222.81cm" svg:y1="38.883cm" svg:x2="218.714cm" svg:y2="41.123cm" draw:start-shape="id43" draw:start-glue-point="6" draw:end-shape="id45" draw:end-glue-point="4" svg:d="M222810 38883v1120h-4096v1120" svg:viewBox="0 0 4097 2241">
          <text:p text:style-name="P6">where result</text:p>
          <text:p text:style-name="P6">is stored</text:p>
        </draw:connector>
        <draw:connector draw:style-name="gr9" draw:text-style-name="P6" draw:layer="layout" svg:x1="214.855cm" svg:y1="38.9cm" svg:x2="218.714cm" svg:y2="41.123cm" draw:start-shape="id44" draw:start-glue-point="8" draw:end-shape="id45" draw:end-glue-point="4" svg:d="M214855 38900v1112h3859v1111" svg:viewBox="0 0 3860 2224">
          <text:p/>
        </draw:connector>
        <draw:custom-shape draw:style-name="gr35" draw:text-style-name="P16" xml:id="id46" draw:id="id46" draw:layer="layout" svg:width="7.503cm" svg:height="3.175cm" svg:x="229.501cm" svg:y="35.725cm">
          <text:p text:style-name="P4">jump to 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33.263cm" svg:y1="34.185cm" svg:x2="233.253cm" svg:y2="35.725cm" draw:start-shape="id41" draw:start-glue-point="2" draw:end-shape="id46" draw:end-glue-point="4" svg:d="M233263 34185v770h-10v770" svg:viewBox="0 0 11 1541">
          <text:p/>
        </draw:connector>
        <draw:custom-shape draw:style-name="gr5" draw:text-style-name="P4" xml:id="id47" draw:id="id47" draw:layer="layout" svg:width="6.032cm" svg:height="2.54cm" svg:x="201.361cm" svg:y="31.598cm">
          <text:p text:style-name="P4">keyword</text:p>
          <text:p text:style-name="P4">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04.377cm" svg:y1="31.598cm" svg:x2="231.999cm" svg:y2="29.693cm" draw:start-shape="id47" draw:start-glue-point="0" draw:end-shape="id1" draw:end-glue-point="2" svg:d="M204377 31598v-952h27622v-953" svg:viewBox="0 0 27623 1906">
          <text:p/>
        </draw:connector>
        <draw:custom-shape draw:style-name="gr5" draw:text-style-name="P4" xml:id="id48" draw:id="id48" draw:layer="layout" svg:width="6.032cm" svg:height="2.54cm" svg:x="204.536cm" svg:y="35.408cm">
          <text:p text:style-name="P4">if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04.377cm" svg:y1="34.138cm" svg:x2="207.552cm" svg:y2="35.408cm" draw:start-shape="id47" draw:start-glue-point="2" draw:end-shape="id48" draw:end-glue-point="0" svg:d="M204377 34138v635h3175v635" svg:viewBox="0 0 3176 1271">
          <text:p/>
        </draw:connector>
        <draw:custom-shape draw:style-name="gr35" draw:text-style-name="P16" xml:id="id51" draw:id="id51" draw:layer="layout" svg:width="7.503cm" svg:height="3.175cm" svg:x="203.801cm" svg:y="47.473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1" xml:id="id49" draw:id="id49" draw:layer="layout" svg:width="6.25cm" svg:height="2.857cm" svg:x="201.026cm" svg:y="53.239cm">
          <text:p text:style-name="P4">conditional</text:p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7" xml:id="id50" draw:id="id50" draw:layer="layout" svg:width="6.833cm" svg:height="3.175cm" svg:x="200.726cm" svg:y="57.04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04.151cm" svg:y1="56.096cm" svg:x2="204.143cm" svg:y2="57.049cm" draw:start-shape="id49" draw:start-glue-point="8" draw:end-shape="id50" draw:end-glue-point="4" svg:d="M204151 56096v476h-8v477" svg:viewBox="0 0 9 954">
          <text:p/>
        </draw:connector>
        <draw:custom-shape draw:style-name="gr39" draw:text-style-name="P14" xml:id="id72" draw:id="id72" draw:layer="layout" svg:width="6.65cm" svg:height="2.857cm" svg:x="204.218cm" svg:y="39.035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52" draw:id="id52" draw:layer="layout" svg:width="6.65cm" svg:height="2.857cm" svg:x="209.316cm" svg:y="53.188cm">
          <text:p text:style-name="P4">get label for else/eli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207.553cm" svg:y1="50.648cm" svg:x2="212.641cm" svg:y2="53.188cm" draw:start-shape="id51" draw:start-glue-point="6" draw:end-shape="id52" draw:end-glue-point="4" svg:d="M207553 50648v1270h5088v1270" svg:viewBox="0 0 5089 2541">
          <text:p text:style-name="P6">else or elif</text:p>
          <text:p text:style-name="P6">present</text:p>
        </draw:connector>
        <draw:connector draw:style-name="gr10" draw:text-style-name="P4" draw:layer="layout" svg:x1="207.553cm" svg:y1="50.648cm" svg:x2="204.151cm" svg:y2="53.239cm" draw:start-shape="id51" draw:start-glue-point="6" draw:end-shape="id49" draw:end-glue-point="4" svg:d="M207553 50648v1295h-3402v1296" svg:viewBox="0 0 3403 2592">
          <text:p text:style-name="P6">no</text:p>
          <text:p text:style-name="P6"/>
        </draw:connector>
        <draw:custom-shape draw:style-name="gr40" draw:text-style-name="P17" xml:id="id58" draw:id="id58" draw:layer="layout" svg:width="6.75cm" svg:height="3.175cm" svg:x="217.553cm" svg:y="67.575cm">
          <text:p text:style-name="P15">Generate el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1" xml:id="id53" draw:id="id53" draw:layer="layout" svg:width="6.585cm" svg:height="2.857cm" svg:x="200.826cm" svg:y="60.86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04.143cm" svg:y1="60.224cm" svg:x2="204.119cm" svg:y2="60.86cm" draw:start-shape="id50" draw:start-glue-point="6" draw:end-shape="id53" draw:end-glue-point="4" svg:d="M204143 60224v318h-24v318" svg:viewBox="0 0 25 637">
          <text:p/>
        </draw:connector>
        <draw:custom-shape draw:style-name="gr37" draw:text-style-name="P11" xml:id="id54" draw:id="id54" draw:layer="layout" svg:width="6.25cm" svg:height="2.857cm" svg:x="209.516cm" svg:y="56.68cm">
          <text:p text:style-name="P4">conditional</text:p>
          <text:p text:style-name="P4">jump el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7" xml:id="id55" draw:id="id55" draw:layer="layout" svg:width="7.102cm" svg:height="3.175cm" svg:x="209.081cm" svg:y="60.4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2.641cm" svg:y1="59.537cm" svg:x2="212.632cm" svg:y2="60.49cm" draw:start-shape="id54" draw:start-glue-point="8" draw:end-shape="id55" draw:end-glue-point="4" svg:d="M212641 59537v476h-9v477" svg:viewBox="0 0 10 954">
          <text:p/>
        </draw:connector>
        <draw:connector draw:style-name="gr9" draw:text-style-name="P6" draw:layer="layout" svg:x1="212.641cm" svg:y1="56.045cm" svg:x2="212.641cm" svg:y2="56.68cm" draw:start-shape="id52" draw:start-glue-point="8" draw:end-shape="id54" draw:end-glue-point="4" svg:d="M212641 56045v635" svg:viewBox="0 0 1 636">
          <text:p/>
        </draw:connector>
        <draw:custom-shape draw:style-name="gr37" draw:text-style-name="P11" xml:id="id56" draw:id="id56" draw:layer="layout" svg:width="6.25cm" svg:height="2.857cm" svg:x="209.516cm" svg:y="64.3cm"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32cm" svg:y1="63.665cm" svg:x2="212.641cm" svg:y2="64.3cm" draw:start-shape="id55" draw:start-glue-point="6" draw:end-shape="id56" draw:end-glue-point="4" svg:d="M212632 63665v317h9v318" svg:viewBox="0 0 10 636">
          <text:p/>
        </draw:connector>
        <draw:custom-shape draw:style-name="gr37" draw:text-style-name="P11" xml:id="id57" draw:id="id57" draw:layer="layout" svg:width="6.25cm" svg:height="2.857cm" svg:x="209.516cm" svg:y="67.792cm">
          <text:p text:style-name="P4">els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41cm" svg:y1="67.157cm" svg:x2="212.641cm" svg:y2="67.792cm" draw:start-shape="id56" draw:start-glue-point="8" draw:end-shape="id57" draw:end-glue-point="4" svg:d="M212641 67157v635" svg:viewBox="0 0 1 636">
          <text:p/>
        </draw:connector>
        <draw:connector draw:style-name="gr10" draw:text-style-name="P4" draw:layer="layout" svg:x1="215.766cm" svg:y1="69.22cm" svg:x2="217.553cm" svg:y2="69.163cm" draw:start-shape="id57" draw:start-glue-point="10" draw:end-shape="id58" draw:end-glue-point="5" svg:d="M215766 69220h894v-57h893" svg:viewBox="0 0 1788 58">
          <text:p text:style-name="P6">elif</text:p>
          <text:p text:style-name="P6"/>
        </draw:connector>
        <draw:custom-shape draw:style-name="gr5" draw:text-style-name="P4" xml:id="id59" draw:id="id59" draw:layer="layout" svg:width="6.032cm" svg:height="2.54cm" svg:x="204.536cm" svg:y="43.763cm">
          <text:p text:style-name="P4">generate</text:p>
          <draw:enhanced-geometry svg:viewBox="0 0 21600 21600" draw:type="rectangle" draw:enhanced-path="M 0 0 L 21600 0 21600 21600 0 21600 0 0 Z N"/>
        </draw:custom-shape>
        <draw:connector draw:style-name="gr43" draw:text-style-name="P13" draw:layer="layout" svg:x1="220.928cm" svg:y1="67.575cm" svg:x2="210.568cm" svg:y2="45.033cm" draw:start-shape="id58" draw:start-glue-point="4" draw:end-shape="id59" draw:end-glue-point="1" svg:d="M220928 67575v-22542h-10360" svg:viewBox="0 0 10361 22543">
          <text:p/>
        </draw:connector>
        <draw:custom-shape draw:style-name="gr44" draw:text-style-name="P17" xml:id="id60" draw:id="id60" draw:layer="layout" svg:width="7.102cm" svg:height="3.175cm" svg:x="209.081cm" svg:y="71.385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2.641cm" svg:y1="70.649cm" svg:x2="212.632cm" svg:y2="71.385cm" draw:start-shape="id57" draw:start-glue-point="8" draw:end-shape="id60" draw:end-glue-point="4" svg:d="M212641 70649v368h-9v368" svg:viewBox="0 0 10 737">
          <text:p/>
        </draw:connector>
        <draw:custom-shape draw:style-name="gr41" draw:text-style-name="P11" xml:id="id61" draw:id="id61" draw:layer="layout" svg:width="6.585cm" svg:height="2.857cm" svg:x="209.381cm" svg:y="75.413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32cm" svg:y1="74.56cm" svg:x2="212.674cm" svg:y2="75.413cm" draw:start-shape="id60" draw:start-glue-point="6" draw:end-shape="id61" draw:end-glue-point="4" svg:d="M212632 74560v426h42v427" svg:viewBox="0 0 43 854">
          <text:p/>
        </draw:connector>
        <draw:custom-shape draw:style-name="gr5" draw:text-style-name="P4" xml:id="id62" draw:id="id62" draw:layer="layout" svg:width="6.032cm" svg:height="2.54cm" svg:x="191.201cm" svg:y="35.408cm">
          <text:p text:style-name="P4">retur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94.217cm" svg:y1="35.408cm" svg:x2="204.377cm" svg:y2="34.138cm" draw:start-shape="id62" draw:start-glue-point="0" draw:end-shape="id47" draw:end-glue-point="2" svg:d="M194217 35408v-635h10160v-635" svg:viewBox="0 0 10161 1271">
          <text:p/>
        </draw:connector>
        <draw:custom-shape draw:style-name="gr39" draw:text-style-name="P14" xml:id="id63" draw:id="id63" draw:layer="layout" svg:width="6.65cm" svg:height="2.857cm" svg:x="190.901cm" svg:y="38.9cm">
          <text:p text:style-name="P4">get where return i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6" xml:id="id64" draw:id="id64" draw:layer="layout" svg:width="7.738cm" svg:height="3.175cm" svg:x="190.348cm" svg:y="46.293cm">
          <text:p text:style-name="P4">assign retur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94.217cm" svg:y1="37.948cm" svg:x2="194.226cm" svg:y2="38.9cm" draw:start-shape="id62" draw:start-glue-point="2" draw:end-shape="id63" draw:end-glue-point="4" svg:d="M194217 37948v476h9v476" svg:viewBox="0 0 10 953">
          <text:p/>
        </draw:connector>
        <draw:custom-shape draw:style-name="gr37" draw:text-style-name="P11" xml:id="id65" draw:id="id65" draw:layer="layout" svg:width="6.25cm" svg:height="2.857cm" svg:x="191.101cm" svg:y="50.221cm">
          <text:p text:style-name="P4">r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4.217cm" svg:y1="49.468cm" svg:x2="194.226cm" svg:y2="50.221cm" draw:start-shape="id64" draw:start-glue-point="6" draw:end-shape="id65" draw:end-glue-point="4" svg:d="M194217 49468v376h9v377" svg:viewBox="0 0 10 754">
          <text:p/>
        </draw:connector>
        <draw:custom-shape draw:style-name="gr5" draw:text-style-name="P4" xml:id="id66" draw:id="id66" draw:layer="layout" svg:width="6.032cm" svg:height="2.54cm" svg:x="181.994cm" svg:y="35.408cm">
          <text:p text:style-name="P4">whil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85.01cm" svg:y1="35.408cm" svg:x2="204.377cm" svg:y2="34.138cm" draw:start-shape="id66" draw:start-glue-point="0" draw:end-shape="id47" draw:end-glue-point="2" svg:d="M185010 35408v-635h19367v-635" svg:viewBox="0 0 19368 1271">
          <text:p/>
        </draw:connector>
        <draw:custom-shape draw:style-name="gr39" draw:text-style-name="P14" xml:id="id67" draw:id="id67" draw:layer="layout" svg:width="6.65cm" svg:height="2.857cm" svg:x="181.676cm" svg:y="38.583cm">
          <text:p text:style-name="P4">get label for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37.948cm" svg:x2="185.001cm" svg:y2="38.583cm" draw:start-shape="id66" draw:start-glue-point="2" draw:end-shape="id67" draw:end-glue-point="4" svg:d="M185010 37948v317h-9v318" svg:viewBox="0 0 10 636">
          <text:p/>
        </draw:connector>
        <draw:custom-shape draw:style-name="gr46" draw:text-style-name="P17" xml:id="id73" draw:id="id73" draw:layer="layout" svg:width="7.085cm" svg:height="3.175cm" svg:x="181.458cm" svg:y="68.44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69" draw:id="id69" draw:layer="layout" svg:width="6.885cm" svg:height="2.857cm" svg:x="181.558cm" svg:y="57.767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68" draw:id="id68" draw:layer="layout" svg:width="6.467cm" svg:height="2.857cm" svg:x="181.776cm" svg:y="61.224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61.224cm" svg:x2="185.001cm" svg:y2="60.624cm" draw:start-shape="id68" draw:start-glue-point="4" draw:end-shape="id69" draw:end-glue-point="8" svg:d="M185010 61224v-300h-9v-300" svg:viewBox="0 0 10 601">
          <text:p/>
        </draw:connector>
        <draw:custom-shape draw:style-name="gr48" draw:text-style-name="P11" xml:id="id71" draw:id="id71" draw:layer="layout" svg:width="6.467cm" svg:height="2.857cm" svg:x="181.776cm" svg:y="42.075cm">
          <text:p text:style-name="P4">ev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70" draw:id="id70" draw:layer="layout" svg:width="7.503cm" svg:height="3.175cm" svg:x="181.258cm" svg:y="45.7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85.01cm" svg:y1="45.75cm" svg:x2="185.01cm" svg:y2="44.932cm" draw:start-shape="id70" draw:start-glue-point="4" draw:end-shape="id71" draw:end-glue-point="8" svg:d="M185010 45750v-818" svg:viewBox="0 0 1 819">
          <text:p/>
        </draw:connector>
        <draw:connector draw:style-name="gr9" draw:text-style-name="P6" draw:layer="layout" svg:x1="207.543cm" svg:y1="39.035cm" svg:x2="207.552cm" svg:y2="37.948cm" draw:start-shape="id72" draw:start-glue-point="4" draw:end-shape="id48" draw:end-glue-point="2" svg:d="M207543 39035v-544h9v-543" svg:viewBox="0 0 10 1088">
          <text:p/>
        </draw:connector>
        <draw:connector draw:style-name="gr9" draw:text-style-name="P6" draw:layer="layout" svg:x1="207.552cm" svg:y1="43.763cm" svg:x2="207.543cm" svg:y2="41.892cm" draw:start-shape="id59" draw:start-glue-point="0" draw:end-shape="id72" draw:end-glue-point="8" svg:d="M207552 43763v-935h-9v-936" svg:viewBox="0 0 10 1872">
          <text:p/>
        </draw:connector>
        <draw:connector draw:style-name="gr9" draw:text-style-name="P6" draw:layer="layout" svg:x1="207.553cm" svg:y1="47.473cm" svg:x2="207.552cm" svg:y2="46.303cm" draw:start-shape="id51" draw:start-glue-point="4" draw:end-shape="id59" draw:end-glue-point="2" svg:d="M207553 47473v-585h-1v-585" svg:viewBox="0 0 2 1171">
          <text:p/>
        </draw:connector>
        <draw:custom-shape draw:style-name="gr37" draw:text-style-name="P11" xml:id="id83" draw:id="id83" draw:layer="layout" svg:width="6.25cm" svg:height="2.857cm" svg:x="181.893cm" svg:y="53.957cm">
          <text:p text:style-name="P4">jump final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74" draw:id="id74" draw:layer="layout" svg:width="6.65cm" svg:height="2.857cm" svg:x="181.693cm" svg:y="64.717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68.442cm" svg:x2="185.018cm" svg:y2="67.574cm" draw:start-shape="id73" draw:start-glue-point="4" draw:end-shape="id74" draw:end-glue-point="8" svg:d="M185001 68442v-434h17v-434" svg:viewBox="0 0 18 869">
          <text:p/>
        </draw:connector>
        <draw:connector draw:style-name="gr9" draw:text-style-name="P6" draw:layer="layout" svg:x1="185.01cm" svg:y1="64.081cm" svg:x2="185.018cm" svg:y2="64.717cm" draw:start-shape="id68" draw:start-glue-point="8" draw:end-shape="id74" draw:end-glue-point="4" svg:d="M185010 64081v318h8v318" svg:viewBox="0 0 9 637">
          <text:p/>
        </draw:connector>
        <draw:custom-shape draw:style-name="gr5" draw:text-style-name="P4" xml:id="id76" draw:id="id76" draw:layer="layout" svg:width="6.032cm" svg:height="2.54cm" svg:x="164.283cm" svg:y="35.408cm">
          <text:p text:style-name="P4">continue</text:p>
          <draw:enhanced-geometry svg:viewBox="0 0 21600 21600" draw:type="rectangle" draw:enhanced-path="M 0 0 L 21600 0 21600 21600 0 21600 0 0 Z N"/>
        </draw:custom-shape>
        <draw:custom-shape draw:style-name="gr49" draw:text-style-name="P14" xml:id="id75" draw:id="id75" draw:layer="layout" svg:width="7.085cm" svg:height="2.857cm" svg:x="163.778cm" svg:y="38.583cm">
          <text:p text:style-name="P4">get eval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7.321cm" svg:y1="38.583cm" svg:x2="167.299cm" svg:y2="37.948cm" draw:start-shape="id75" draw:start-glue-point="4" draw:end-shape="id76" draw:end-glue-point="2" svg:d="M167321 38583v-318h-22v-317" svg:viewBox="0 0 23 636">
          <text:p/>
        </draw:connector>
        <draw:custom-shape draw:style-name="gr37" draw:text-style-name="P11" xml:id="id77" draw:id="id77" draw:layer="layout" svg:width="6.25cm" svg:height="2.857cm" svg:x="164.213cm" svg:y="42.076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7.338cm" svg:y1="42.076cm" svg:x2="167.321cm" svg:y2="41.44cm" draw:start-shape="id77" draw:start-glue-point="4" draw:end-shape="id75" draw:end-glue-point="8" svg:d="M167338 42076v-318h-17v-318" svg:viewBox="0 0 18 637">
          <text:p/>
        </draw:connector>
        <draw:custom-shape draw:style-name="gr50" draw:text-style-name="P4" xml:id="id80" draw:id="id80" draw:layer="layout" svg:width="6.197cm" svg:height="2.54cm" svg:x="156.428cm" svg:y="35.408cm">
          <text:p text:style-name="P4">break</text:p>
          <draw:enhanced-geometry svg:viewBox="0 0 21600 21600" draw:type="rectangle" draw:enhanced-path="M 0 0 L 21600 0 21600 21600 0 21600 0 0 Z N"/>
        </draw:custom-shape>
        <draw:custom-shape draw:style-name="gr49" draw:text-style-name="P14" xml:id="id79" draw:id="id79" draw:layer="layout" svg:width="7.085cm" svg:height="2.857cm" svg:x="155.958cm" svg:y="38.583cm">
          <text:p text:style-name="P4">get final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xml:id="id78" draw:id="id78" draw:layer="layout" svg:width="6.25cm" svg:height="2.857cm" svg:x="156.393cm" svg:y="42.076cm"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9.518cm" svg:y1="42.076cm" svg:x2="159.501cm" svg:y2="41.44cm" draw:start-shape="id78" draw:start-glue-point="4" draw:end-shape="id79" draw:end-glue-point="8" svg:d="M159518 42076v-318h-17v-318" svg:viewBox="0 0 18 637">
          <text:p/>
        </draw:connector>
        <draw:connector draw:style-name="gr9" draw:text-style-name="P6" draw:layer="layout" svg:x1="159.501cm" svg:y1="38.583cm" svg:x2="159.526cm" svg:y2="37.948cm" draw:start-shape="id79" draw:start-glue-point="4" draw:end-shape="id80" draw:end-glue-point="2" svg:d="M159501 38583v-318h25v-317" svg:viewBox="0 0 26 636">
          <text:p/>
        </draw:connector>
        <draw:connector draw:style-name="gr9" draw:text-style-name="P6" draw:layer="layout" svg:x1="159.526cm" svg:y1="35.408cm" svg:x2="204.377cm" svg:y2="34.138cm" draw:start-shape="id80" draw:start-glue-point="0" draw:end-shape="id47" draw:end-glue-point="2" svg:d="M159526 35408v-635h44851v-635" svg:viewBox="0 0 44852 1271">
          <text:p/>
        </draw:connector>
        <draw:connector draw:style-name="gr9" draw:text-style-name="P6" draw:layer="layout" svg:x1="167.299cm" svg:y1="35.408cm" svg:x2="204.377cm" svg:y2="34.138cm" draw:start-shape="id76" draw:start-glue-point="0" draw:end-shape="id47" draw:end-glue-point="2" svg:d="M167299 35408v-635h37078v-635" svg:viewBox="0 0 37079 1271">
          <text:p/>
        </draw:connector>
        <draw:custom-shape draw:style-name="gr50" draw:text-style-name="P4" xml:id="id81" draw:id="id81" draw:layer="layout" svg:width="6.197cm" svg:height="2.54cm" svg:x="173.421cm" svg:y="35.408cm">
          <text:p text:style-name="P4">for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76.519cm" svg:y1="35.408cm" svg:x2="204.377cm" svg:y2="34.138cm" draw:start-shape="id81" draw:start-glue-point="0" draw:end-shape="id47" draw:end-glue-point="2" svg:d="M176519 35408v-635h27858v-635" svg:viewBox="0 0 27859 1271">
          <text:p/>
        </draw:connector>
        <draw:custom-shape draw:style-name="gr51" draw:text-style-name="P17" xml:id="id82" draw:id="id82" draw:layer="layout" svg:width="7.403cm" svg:height="3.175cm" svg:x="172.803cm" svg:y="38.4cm">
          <text:p text:style-name="P15">local var declar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05cm" svg:y1="38.4cm" svg:x2="176.519cm" svg:y2="37.948cm" draw:start-shape="id82" draw:start-glue-point="4" draw:end-shape="id81" draw:end-glue-point="2" svg:d="M176505 38400v-226h14v-226" svg:viewBox="0 0 15 453">
          <text:p/>
        </draw:connector>
        <draw:connector draw:style-name="gr9" draw:text-style-name="P6" draw:layer="layout" svg:x1="185.001cm" svg:y1="57.767cm" svg:x2="185.018cm" svg:y2="56.814cm" draw:start-shape="id69" draw:start-glue-point="4" draw:end-shape="id83" draw:end-glue-point="8" svg:d="M185001 57767v-477h17v-476" svg:viewBox="0 0 18 954">
          <text:p/>
        </draw:connector>
        <draw:custom-shape draw:style-name="gr37" draw:text-style-name="P11" xml:id="id84" draw:id="id84" draw:layer="layout" svg:width="6.25cm" svg:height="2.857cm" svg:x="181.876cm" svg:y="72.373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72.373cm" svg:x2="185.001cm" svg:y2="71.617cm" draw:start-shape="id84" draw:start-glue-point="4" draw:end-shape="id73" draw:end-glue-point="6" svg:d="M185001 72373v-756" svg:viewBox="0 0 1 757">
          <text:p/>
        </draw:connector>
        <draw:custom-shape draw:style-name="gr39" draw:text-style-name="P14" xml:id="id85" draw:id="id85" draw:layer="layout" svg:width="6.65cm" svg:height="2.857cm" svg:x="181.676cm" svg:y="50.013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50.013cm" svg:x2="185.01cm" svg:y2="48.925cm" draw:start-shape="id85" draw:start-glue-point="4" draw:end-shape="id70" draw:end-glue-point="6" svg:d="M185001 50013v-544h9v-544" svg:viewBox="0 0 10 1089">
          <text:p/>
        </draw:connector>
        <draw:connector draw:style-name="gr9" draw:text-style-name="P6" draw:layer="layout" svg:x1="185.001cm" svg:y1="52.87cm" svg:x2="185.018cm" svg:y2="53.957cm" draw:start-shape="id85" draw:start-glue-point="8" draw:end-shape="id83" draw:end-glue-point="4" svg:d="M185001 52870v543h17v544" svg:viewBox="0 0 18 1088">
          <text:p/>
        </draw:connector>
        <draw:custom-shape draw:style-name="gr48" draw:text-style-name="P11" xml:id="id86" draw:id="id86" draw:layer="layout" svg:width="6.467cm" svg:height="2.857cm" svg:x="181.776cm" svg:y="76.048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76.048cm" svg:x2="185.001cm" svg:y2="75.23cm" draw:start-shape="id86" draw:start-glue-point="4" draw:end-shape="id84" draw:end-glue-point="8" svg:d="M185010 76048v-409h-9v-409" svg:viewBox="0 0 10 819">
          <text:p/>
        </draw:connector>
        <draw:connector draw:style-name="gr9" draw:text-style-name="P6" draw:layer="layout" svg:x1="185.01cm" svg:y1="42.075cm" svg:x2="185.001cm" svg:y2="41.44cm" draw:start-shape="id71" draw:start-glue-point="4" svg:d="M185010 42075v-568h-9v-67" svg:viewBox="0 0 10 636">
          <text:p/>
        </draw:connector>
        <draw:custom-shape draw:style-name="gr39" draw:text-style-name="P14" xml:id="id97" draw:id="id97" draw:layer="layout" svg:width="6.65cm" svg:height="2.857cm" svg:x="173.204cm" svg:y="43.028cm">
          <text:p text:style-name="P4">get label for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7" xml:id="id91" draw:id="id91" draw:layer="layout" svg:width="7.085cm" svg:height="3.175cm" svg:x="172.986cm" svg:y="72.887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88" draw:id="id88" draw:layer="layout" svg:width="6.885cm" svg:height="2.857cm" svg:x="173.086cm" svg:y="62.212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87" draw:id="id87" draw:layer="layout" svg:width="6.467cm" svg:height="2.857cm" svg:x="173.304cm" svg:y="65.669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38cm" svg:y1="65.669cm" svg:x2="176.529cm" svg:y2="65.069cm" draw:start-shape="id87" draw:start-glue-point="4" draw:end-shape="id88" draw:end-glue-point="8" svg:d="M176538 65669v-300h-9v-300" svg:viewBox="0 0 10 601">
          <text:p/>
        </draw:connector>
        <draw:custom-shape draw:style-name="gr48" draw:text-style-name="P11" xml:id="id90" draw:id="id90" draw:layer="layout" svg:width="6.467cm" svg:height="2.857cm" svg:x="173.304cm" svg:y="46.52cm">
          <text:p text:style-name="P4">ev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89" draw:id="id89" draw:layer="layout" svg:width="7.503cm" svg:height="3.175cm" svg:x="172.786cm" svg:y="50.19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38cm" svg:y1="50.195cm" svg:x2="176.538cm" svg:y2="49.377cm" draw:start-shape="id89" draw:start-glue-point="4" draw:end-shape="id90" draw:end-glue-point="8" svg:d="M176538 50195v-818" svg:viewBox="0 0 1 819">
          <text:p/>
        </draw:connector>
        <draw:custom-shape draw:style-name="gr37" draw:text-style-name="P11" xml:id="id93" draw:id="id93" draw:layer="layout" svg:width="6.25cm" svg:height="2.857cm" svg:x="173.421cm" svg:y="58.402cm">
          <text:p text:style-name="P4">jump final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92" draw:id="id92" draw:layer="layout" svg:width="6.65cm" svg:height="2.857cm" svg:x="173.221cm" svg:y="69.162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9cm" svg:y1="72.887cm" svg:x2="176.546cm" svg:y2="72.019cm" draw:start-shape="id91" draw:start-glue-point="4" draw:end-shape="id92" draw:end-glue-point="8" svg:d="M176529 72887v-434h17v-434" svg:viewBox="0 0 18 869">
          <text:p/>
        </draw:connector>
        <draw:connector draw:style-name="gr9" draw:text-style-name="P6" draw:layer="layout" svg:x1="176.538cm" svg:y1="68.526cm" svg:x2="176.546cm" svg:y2="69.162cm" draw:start-shape="id87" draw:start-glue-point="8" draw:end-shape="id92" draw:end-glue-point="4" svg:d="M176538 68526v318h8v318" svg:viewBox="0 0 9 637">
          <text:p/>
        </draw:connector>
        <draw:connector draw:style-name="gr9" draw:text-style-name="P6" draw:layer="layout" svg:x1="176.529cm" svg:y1="62.212cm" svg:x2="176.546cm" svg:y2="61.259cm" draw:start-shape="id88" draw:start-glue-point="4" draw:end-shape="id93" draw:end-glue-point="8" svg:d="M176529 62212v-477h17v-476" svg:viewBox="0 0 18 954">
          <text:p/>
        </draw:connector>
        <draw:custom-shape draw:style-name="gr37" draw:text-style-name="P11" xml:id="id96" draw:id="id96" draw:layer="layout" svg:width="6.25cm" svg:height="2.857cm" svg:x="173.404cm" svg:y="81.318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94" draw:id="id94" draw:layer="layout" svg:width="6.65cm" svg:height="2.857cm" svg:x="173.204cm" svg:y="54.458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9cm" svg:y1="54.458cm" svg:x2="176.538cm" svg:y2="53.37cm" draw:start-shape="id94" draw:start-glue-point="4" draw:end-shape="id89" draw:end-glue-point="6" svg:d="M176529 54458v-544h9v-544" svg:viewBox="0 0 10 1089">
          <text:p/>
        </draw:connector>
        <draw:connector draw:style-name="gr9" draw:text-style-name="P6" draw:layer="layout" svg:x1="176.529cm" svg:y1="57.315cm" svg:x2="176.546cm" svg:y2="58.402cm" draw:start-shape="id94" draw:start-glue-point="8" draw:end-shape="id93" draw:end-glue-point="4" svg:d="M176529 57315v543h17v544" svg:viewBox="0 0 18 1088">
          <text:p/>
        </draw:connector>
        <draw:custom-shape draw:style-name="gr48" draw:text-style-name="P11" xml:id="id95" draw:id="id95" draw:layer="layout" svg:width="6.467cm" svg:height="2.857cm" svg:x="173.304cm" svg:y="84.993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38cm" svg:y1="84.993cm" svg:x2="176.529cm" svg:y2="84.175cm" draw:start-shape="id95" draw:start-glue-point="4" draw:end-shape="id96" draw:end-glue-point="8" svg:d="M176538 84993v-409h-9v-409" svg:viewBox="0 0 10 819">
          <text:p/>
        </draw:connector>
        <draw:connector draw:style-name="gr9" draw:text-style-name="P6" draw:layer="layout" svg:x1="176.538cm" svg:y1="46.52cm" svg:x2="176.529cm" svg:y2="45.885cm" draw:start-shape="id90" draw:start-glue-point="4" svg:d="M176538 46520v-568h-9v-67" svg:viewBox="0 0 10 636">
          <text:p/>
        </draw:connector>
        <draw:connector draw:style-name="gr9" draw:text-style-name="P6" draw:layer="layout" svg:x1="176.529cm" svg:y1="43.028cm" svg:x2="176.505cm" svg:y2="41.575cm" draw:start-shape="id97" draw:start-glue-point="4" draw:end-shape="id82" draw:end-glue-point="6" svg:d="M176529 43028v-727h-24v-726" svg:viewBox="0 0 25 1454">
          <text:p/>
        </draw:connector>
        <draw:custom-shape draw:style-name="gr53" draw:text-style-name="P17" xml:id="id98" draw:id="id98" draw:layer="layout" svg:width="7.085cm" svg:height="3.81cm" svg:x="173.003cm" svg:y="76.73cm">
          <text:p text:style-name="P15">Generate</text:p>
          <text:p text:style-name="P15">increment state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46cm" svg:y1="76.73cm" svg:x2="176.529cm" svg:y2="76.062cm" draw:start-shape="id98" draw:start-glue-point="4" draw:end-shape="id91" draw:end-glue-point="6" svg:d="M176546 76730v-334h-17v-334" svg:viewBox="0 0 18 669">
          <text:p/>
        </draw:connector>
        <draw:connector draw:style-name="gr9" draw:text-style-name="P6" draw:layer="layout" svg:x1="176.546cm" svg:y1="80.54cm" svg:x2="176.529cm" svg:y2="81.318cm" draw:start-shape="id98" draw:start-glue-point="6" draw:end-shape="id96" draw:end-glue-point="4" svg:d="M176546 80540v389h-17v389" svg:viewBox="0 0 18 779">
          <text:p/>
        </draw:connector>
        <draw:custom-shape draw:style-name="gr5" draw:text-style-name="P4" xml:id="id99" draw:id="id99" draw:layer="layout" svg:width="6.032cm" svg:height="2.54cm" svg:x="144.193cm" svg:y="31.598cm">
          <text:p text:style-name="P4">express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47.209cm" svg:y1="31.598cm" svg:x2="231.999cm" svg:y2="29.693cm" draw:start-shape="id99" draw:start-glue-point="0" draw:end-shape="id1" draw:end-glue-point="2" svg:d="M147209 31598v-952h84790v-953" svg:viewBox="0 0 84791 1906">
          <text:p/>
        </draw:connector>
        <draw:custom-shape draw:style-name="gr36" draw:text-style-name="P12" xml:id="id100" draw:id="id100" draw:layer="layout" svg:width="6.033cm" svg:height="3.174cm" svg:x="191.183cm" svg:y="42.476cm">
          <text:p text:style-name="P4">remember return type and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4.226cm" svg:y1="41.757cm" svg:x2="194.2cm" svg:y2="42.476cm" draw:start-shape="id63" draw:start-glue-point="8" draw:end-shape="id100" draw:end-glue-point="4" svg:d="M194226 41757v360h-26v359" svg:viewBox="0 0 27 720">
          <text:p/>
        </draw:connector>
        <draw:connector draw:style-name="gr9" draw:text-style-name="P6" draw:layer="layout" svg:x1="194.2cm" svg:y1="45.65cm" svg:x2="194.217cm" svg:y2="46.293cm" draw:start-shape="id100" draw:start-glue-point="8" draw:end-shape="id64" draw:end-glue-point="4" svg:d="M194200 45650v322h17v321" svg:viewBox="0 0 18 644">
          <text:p/>
        </draw:connector>
        <draw:custom-shape draw:style-name="gr54" draw:text-style-name="P14" xml:id="id101" draw:id="id101" draw:layer="layout" svg:width="7.167cm" svg:height="2.857cm" svg:x="316.43cm" svg:y="55.293cm">
          <text:p text:style-name="P4">Where to put arguments (and call objec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20.014cm" svg:y1="55.293cm" svg:x2="321.293cm" svg:y2="54.135cm" draw:start-shape="id101" draw:start-glue-point="4" draw:end-shape="id31" draw:end-glue-point="2" svg:d="M320014 55293v-579h1279v-579" svg:viewBox="0 0 1280 1159">
          <text:p/>
        </draw:connector>
        <draw:custom-shape draw:style-name="gr13" draw:text-style-name="P12" xml:id="id102" draw:id="id102" draw:layer="layout" svg:width="6.033cm" svg:height="2.857cm" svg:x="339.238cm" svg:y="46.639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2.272cm" svg:y1="45.25cm" svg:x2="342.255cm" svg:y2="46.639cm" draw:start-shape="id37" draw:start-glue-point="2" draw:end-shape="id102" draw:end-glue-point="4" svg:d="M342272 45250v694h-17v695" svg:viewBox="0 0 18 1390">
          <text:p/>
        </draw:connector>
        <draw:custom-shape draw:style-name="gr27" draw:text-style-name="P4" xml:id="id103" draw:id="id103" draw:layer="layout" svg:width="4.445cm" svg:height="1.588cm" svg:x="342.649cm" svg:y="52.983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42.255cm" svg:y1="49.496cm" svg:x2="344.871cm" svg:y2="52.983cm" draw:start-shape="id102" draw:start-glue-point="8" draw:end-shape="id103" draw:end-glue-point="0" svg:d="M342255 49496v1744h2616v1743" svg:viewBox="0 0 2617 3488">
          <text:p/>
        </draw:connector>
        <draw:custom-shape draw:style-name="gr28" draw:text-style-name="P14" xml:id="id104" draw:id="id104" draw:layer="layout" svg:width="5.832cm" svg:height="2.857cm" svg:x="347.476cm" svg:y="55.711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4.871cm" svg:y1="54.571cm" svg:x2="350.392cm" svg:y2="55.711cm" draw:start-shape="id103" draw:start-glue-point="2" draw:end-shape="id104" draw:end-glue-point="4" svg:d="M344871 54571v570h5521v570" svg:viewBox="0 0 5522 1141">
          <text:p/>
        </draw:connector>
        <draw:custom-shape draw:style-name="gr12" draw:text-style-name="P11" xml:id="id105" draw:id="id105" draw:layer="layout" svg:width="5.933cm" svg:height="2.857cm" svg:x="354.995cm" svg:y="46.956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2.272cm" svg:y1="45.25cm" svg:x2="357.961cm" svg:y2="46.956cm" draw:start-shape="id37" draw:start-glue-point="2" draw:end-shape="id105" draw:end-glue-point="4" svg:d="M342272 45250v853h15689v853" svg:viewBox="0 0 15690 1707">
          <text:p/>
        </draw:connector>
        <draw:connector draw:style-name="gr29" draw:text-style-name="P13" draw:layer="layout" svg:x1="353.308cm" svg:y1="57.139cm" svg:x2="354.995cm" svg:y2="48.384cm" draw:start-shape="id104" draw:start-glue-point="10" draw:end-shape="id105" draw:end-glue-point="6" svg:d="M353308 57139h844v-8755h843" svg:viewBox="0 0 1688 8756">
          <text:p/>
        </draw:connector>
        <draw:custom-shape draw:style-name="gr30" draw:text-style-name="P4" xml:id="id106" draw:id="id106" draw:layer="layout" svg:width="4.845cm" svg:height="1.588cm" svg:x="355.53cm" svg:y="51.718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57.961cm" svg:y1="49.813cm" svg:x2="357.952cm" svg:y2="51.718cm" draw:start-shape="id105" draw:start-glue-point="8" draw:end-shape="id106" draw:end-glue-point="0" svg:d="M357961 49813v953h-9v952" svg:viewBox="0 0 10 1906">
          <text:p/>
        </draw:connector>
        <draw:custom-shape draw:style-name="gr31" draw:text-style-name="P17" xml:id="id107" draw:id="id107" draw:layer="layout" svg:width="6.35cm" svg:height="3.175cm" svg:x="354.778cm" svg:y="54.258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57.952cm" svg:y1="53.306cm" svg:x2="357.953cm" svg:y2="54.258cm" draw:start-shape="id106" draw:start-glue-point="2" draw:end-shape="id107" draw:end-glue-point="4" svg:d="M357952 53306v476h1v476" svg:viewBox="0 0 2 953">
          <text:p/>
        </draw:connector>
        <draw:custom-shape draw:style-name="gr23" draw:text-style-name="P14" xml:id="id108" draw:id="id108" draw:layer="layout" svg:width="6.35cm" svg:height="2.857cm" svg:x="340.308cm" svg:y="55.729cm">
          <text:p text:style-name="P4">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43.483cm" svg:y1="55.729cm" svg:x2="344.871cm" svg:y2="54.571cm" draw:start-shape="id108" draw:start-glue-point="4" draw:end-shape="id103" draw:end-glue-point="2" svg:d="M343483 55729v-579h1388v-579" svg:viewBox="0 0 1389 1159">
          <text:p/>
        </draw:connector>
        <draw:rect draw:style-name="gr10" draw:text-style-name="P6" xml:id="id109" draw:id="id109" draw:layer="layout" svg:width="4.127cm" svg:height="1.587cm" svg:x="145.163cm" svg:y="36.361cm">
          <text:p text:style-name="P6">call</text:p>
        </draw:rect>
        <draw:connector draw:style-name="gr9" draw:text-style-name="P6" draw:layer="layout" svg:x1="147.226cm" svg:y1="36.361cm" svg:x2="147.209cm" svg:y2="34.138cm" draw:start-shape="id109" draw:start-glue-point="0" draw:end-shape="id99" draw:end-glue-point="2" svg:d="M147226 36361v-1111h-17v-1112" svg:viewBox="0 0 18 2224">
          <text:p/>
        </draw:connector>
        <draw:custom-shape draw:style-name="gr55" draw:text-style-name="P12" xml:id="id111" draw:id="id111" draw:layer="layout" svg:width="6.667cm" svg:height="3.174cm" svg:x="143.839cm" svg:y="54.72cm">
          <text:p text:style-name="P4">get 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xml:id="id110" draw:id="id110" draw:layer="layout" svg:width="7.403cm" svg:height="3.175cm" svg:x="143.522cm" svg:y="58.629cm">
          <text:p text:style-name="P15">assign argumen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47.224cm" svg:y1="58.629cm" svg:x2="147.173cm" svg:y2="57.894cm" draw:start-shape="id110" draw:start-glue-point="4" draw:end-shape="id111" draw:end-glue-point="8" svg:d="M147224 58629v-367h-51v-368" svg:viewBox="0 0 52 736">
          <text:p/>
        </draw:connector>
        <draw:custom-shape draw:style-name="gr37" draw:text-style-name="P11" xml:id="id113" draw:id="id113" draw:layer="layout" svg:width="6.25cm" svg:height="2.857cm" svg:x="144.057cm" svg:y="62.784cm">
          <text:p text:style-name="P4">call prep</text:p>
          <text:p text:style-name="P4">&amp; ca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12" draw:id="id112" draw:layer="layout" svg:width="6.667cm" svg:height="3.174cm" svg:x="143.874cm" svg:y="66.495cm">
          <text:p text:style-name="P4">get where return wa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08cm" svg:y1="66.495cm" svg:x2="147.182cm" svg:y2="65.641cm" draw:start-shape="id112" draw:start-glue-point="4" draw:end-shape="id113" draw:end-glue-point="8" svg:d="M147208 66495v-427h-26v-427" svg:viewBox="0 0 27 855">
          <text:p/>
        </draw:connector>
        <draw:custom-shape draw:style-name="gr49" draw:text-style-name="P14" xml:id="id114" draw:id="id114" draw:layer="layout" svg:width="7.085cm" svg:height="2.857cm" svg:x="143.657cm" svg:y="70.721cm">
          <text:p text:style-name="P4">return: return type and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cm" svg:y1="70.721cm" svg:x2="147.208cm" svg:y2="69.669cm" draw:start-shape="id114" draw:start-glue-point="4" draw:end-shape="id112" draw:end-glue-point="8" svg:d="M147200 70721v-526h8v-526" svg:viewBox="0 0 9 1053">
          <text:p/>
        </draw:connector>
        <draw:rect draw:style-name="gr10" draw:text-style-name="P6" xml:id="id115" draw:id="id115" draw:layer="layout" svg:width="4.127cm" svg:height="1.587cm" svg:x="121.045cm" svg:y="36.361cm">
          <text:p text:style-name="P6">unary op</text:p>
        </draw:rect>
        <draw:connector draw:style-name="gr9" draw:text-style-name="P6" draw:layer="layout" svg:x1="123.108cm" svg:y1="36.361cm" svg:x2="147.209cm" svg:y2="34.138cm" draw:start-shape="id115" draw:start-glue-point="0" draw:end-shape="id99" draw:end-glue-point="2" svg:d="M123108 36361v-1111h24101v-1112" svg:viewBox="0 0 24102 2224">
          <text:p/>
        </draw:connector>
        <draw:rect draw:style-name="gr10" draw:text-style-name="P6" xml:id="id116" draw:id="id116" draw:layer="layout" svg:width="4.127cm" svg:height="1.587cm" svg:x="121.003cm" svg:y="39.536cm">
          <text:p text:style-name="P6">negate</text:p>
        </draw:rect>
        <draw:connector draw:style-name="gr9" draw:text-style-name="P6" draw:layer="layout" svg:x1="123.108cm" svg:y1="37.948cm" svg:x2="123.066cm" svg:y2="39.536cm" draw:start-shape="id115" draw:start-glue-point="2" draw:end-shape="id116" draw:end-glue-point="0" svg:d="M123108 37948v794h-42v794" svg:viewBox="0 0 43 1589">
          <text:p/>
        </draw:connector>
        <draw:custom-shape draw:style-name="gr57" draw:text-style-name="P17" xml:id="id117" draw:id="id117" draw:layer="layout" svg:width="7.538cm" svg:height="3.175cm" svg:x="119.315cm" svg:y="45.603cm">
          <text:p text:style-name="P15">call overloaded neg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4" xml:id="id118" draw:id="id118" draw:layer="layout" svg:width="7.085cm" svg:height="2.857cm" svg:x="119.533cm" svg:y="49.414cm">
          <text:p text:style-name="P4">return: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23.084cm" svg:y1="48.778cm" svg:x2="123.076cm" svg:y2="49.414cm" draw:start-shape="id117" draw:start-glue-point="6" draw:end-shape="id118" draw:end-glue-point="4" svg:d="M123084 48778v318h-8v318" svg:viewBox="0 0 9 637">
          <text:p/>
        </draw:connector>
        <draw:rect draw:style-name="gr10" draw:text-style-name="P6" xml:id="id119" draw:id="id119" draw:layer="layout" svg:width="4.127cm" svg:height="1.587cm" svg:x="108.997cm" svg:y="36.36cm">
          <text:p text:style-name="P6">binary op</text:p>
        </draw:rect>
        <draw:connector draw:style-name="gr9" draw:text-style-name="P6" draw:layer="layout" svg:x1="111.06cm" svg:y1="36.36cm" svg:x2="147.209cm" svg:y2="34.138cm" draw:start-shape="id119" draw:start-glue-point="0" draw:end-shape="id99" draw:end-glue-point="2" svg:d="M111060 36360v-1111h36149v-1111" svg:viewBox="0 0 36150 2223">
          <text:p/>
        </draw:connector>
        <draw:connector draw:style-name="gr11" draw:text-style-name="P6" draw:layer="layout" svg:x1="147.226cm" svg:y1="42.276cm" svg:x2="147.226cm" svg:y2="37.948cm" draw:start-shape="id120" draw:start-glue-point="4" draw:end-shape="id109" draw:end-glue-point="2" svg:d="M147226 42276v-4328" svg:viewBox="0 0 1 4329">
          <text:p text:style-name="P6">no</text:p>
        </draw:connector>
        <draw:custom-shape draw:style-name="gr55" draw:text-style-name="P12" xml:id="id121" draw:id="id121" draw:layer="layout" svg:width="6.667cm" svg:height="3.174cm" svg:x="136.89cm" svg:y="40.687cm">
          <text:p text:style-name="P4">get where to put call 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svg:x1="140.224cm" svg:y1="40.687cm" svg:x2="147.226cm" svg:y2="37.948cm" draw:start-shape="id121" draw:start-glue-point="4" draw:end-shape="id109" draw:end-glue-point="2" svg:d="M140224 40687v-1369h7002v-1370" svg:viewBox="0 0 7003 2740">
          <text:p text:style-name="P7">called by object</text:p>
        </draw:connector>
        <draw:custom-shape draw:style-name="gr58" draw:text-style-name="P17" xml:id="id122" draw:id="id122" draw:layer="layout" svg:width="8.573cm" svg:height="3.175cm" svg:x="135.937cm" svg:y="44.497cm">
          <text:p text:style-name="P15">assign object argu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40.224cm" svg:y1="44.497cm" svg:x2="140.224cm" svg:y2="43.861cm" draw:start-shape="id122" draw:start-glue-point="4" draw:end-shape="id121" draw:end-glue-point="8" svg:d="M140224 44497v-636" svg:viewBox="0 0 1 637">
          <text:p/>
        </draw:connector>
        <draw:connector draw:style-name="gr59" draw:text-style-name="P13" draw:layer="layout" svg:x1="140.224cm" svg:y1="54.975cm" svg:x2="143.839cm" svg:y2="56.307cm" draw:start-shape="id123" draw:start-glue-point="8" draw:end-shape="id111" draw:end-glue-point="6" svg:d="M140224 54975v1332h3615" svg:viewBox="0 0 3616 1333">
          <text:p/>
        </draw:connector>
        <draw:custom-shape draw:style-name="gr55" draw:text-style-name="P12" xml:id="id120" draw:id="id120" draw:layer="layout" svg:width="6.667cm" svg:height="3.174cm" svg:x="143.892cm" svg:y="42.276cm">
          <text:p text:style-name="P4">get how to call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26cm" svg:y1="45.45cm" svg:x2="147.173cm" svg:y2="54.72cm" draw:start-shape="id120" draw:start-glue-point="8" draw:end-shape="id111" draw:end-glue-point="4" svg:d="M147226 45450v4636h-53v4634" svg:viewBox="0 0 54 9271">
          <text:p/>
        </draw:connector>
        <draw:connector draw:style-name="gr9" draw:text-style-name="P6" draw:layer="layout" svg:x1="147.224cm" svg:y1="61.804cm" svg:x2="147.182cm" svg:y2="62.784cm" draw:start-shape="id110" draw:start-glue-point="6" draw:end-shape="id113" draw:end-glue-point="4" svg:d="M147224 61804v490h-42v490" svg:viewBox="0 0 43 981">
          <text:p/>
        </draw:connector>
        <draw:custom-shape draw:style-name="gr55" draw:text-style-name="P12" xml:id="id124" draw:id="id124" draw:layer="layout" svg:width="6.667cm" svg:height="3.174cm" svg:x="136.89cm" svg:y="48.107cm">
          <text:p text:style-name="P4">get object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23" draw:id="id123" draw:layer="layout" svg:width="6.667cm" svg:height="3.174cm" svg:x="136.89cm" svg:y="51.801cm">
          <text:p text:style-name="P4">get how to call function of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0.224cm" svg:y1="47.672cm" svg:x2="140.224cm" svg:y2="48.107cm" draw:start-shape="id122" draw:start-glue-point="6" draw:end-shape="id124" draw:end-glue-point="4" svg:d="M140224 47672v435" svg:viewBox="0 0 1 436">
          <text:p/>
        </draw:connector>
        <draw:connector draw:style-name="gr9" draw:text-style-name="P6" draw:layer="layout" svg:x1="140.224cm" svg:y1="51.281cm" svg:x2="140.224cm" svg:y2="51.801cm" draw:start-shape="id124" draw:start-glue-point="8" draw:end-shape="id123" draw:end-glue-point="4" svg:d="M140224 51281v520" svg:viewBox="0 0 1 521">
          <text:p/>
        </draw:connector>
        <draw:rect draw:style-name="gr10" draw:text-style-name="P6" xml:id="id125" draw:id="id125" draw:layer="layout" svg:width="4.762cm" svg:height="1.587cm" svg:x="108.658cm" svg:y="39.418cm">
          <text:p text:style-name="P6">mul expression</text:p>
        </draw:rect>
        <draw:connector draw:style-name="gr9" draw:text-style-name="P6" draw:layer="layout" svg:x1="111.039cm" svg:y1="39.418cm" svg:x2="111.06cm" svg:y2="37.947cm" draw:start-shape="id125" draw:start-glue-point="0" draw:end-shape="id119" draw:end-glue-point="2" svg:d="M111039 39418v-735h21v-736" svg:viewBox="0 0 22 1472">
          <text:p/>
        </draw:connector>
        <draw:custom-shape draw:style-name="gr60" draw:text-style-name="P17" xml:id="id127" draw:id="id127" draw:layer="layout" svg:width="7.538cm" svg:height="3.175cm" svg:x="107.334cm" svg:y="49.175cm">
          <text:p text:style-name="P15">call overloaded mu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4" xml:id="id126" draw:id="id126" draw:layer="layout" svg:width="7.085cm" svg:height="2.857cm" svg:x="107.57cm" svg:y="55.208cm">
          <text:p text:style-name="P4">return: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8" draw:layer="layout" svg:x1="111.113cm" svg:y1="55.208cm" svg:x2="111.103cm" svg:y2="52.35cm" draw:start-shape="id126" draw:start-glue-point="4" draw:end-shape="id127" draw:end-glue-point="6" svg:d="M111113 55208v-1429h-10v-1429" svg:viewBox="0 0 11 2859">
          <text:p text:style-name="P18">no</text:p>
        </draw:connector>
        <draw:custom-shape draw:style-name="gr49" draw:text-style-name="P14" xml:id="id128" draw:id="id128" draw:layer="layout" svg:width="7.085cm" svg:height="2.857cm" svg:x="98.532cm" svg:y="52.198cm">
          <text:p text:style-name="P4">get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svg:x1="105.617cm" svg:y1="53.626cm" svg:x2="111.103cm" svg:y2="52.35cm" draw:start-shape="id128" draw:start-glue-point="10" draw:end-shape="id127" draw:end-glue-point="6" svg:d="M105617 53626h5486v-1276" svg:viewBox="0 0 5487 1277">
          <text:p text:style-name="P6">another operation</text:p>
        </draw:connector>
        <draw:connector draw:style-name="gr61" draw:text-style-name="P13" draw:layer="layout" svg:x1="102.075cm" svg:y1="52.198cm" svg:x2="107.334cm" svg:y2="50.763cm" draw:start-shape="id128" draw:start-glue-point="4" draw:end-shape="id127" draw:end-glue-point="5" svg:d="M102075 52198v-1435h5259" svg:viewBox="0 0 5260 1436">
          <text:p/>
        </draw:connector>
        <draw:custom-shape draw:style-name="gr62" draw:text-style-name="P17" xml:id="id130" draw:id="id130" draw:layer="layout" svg:width="7.538cm" svg:height="3.175cm" svg:x="107.287cm" svg:y="41.322cm">
          <text:p text:style-name="P15">evaluate lef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7" xml:id="id129" draw:id="id129" draw:layer="layout" svg:width="7.538cm" svg:height="3.175cm" svg:x="107.287cm" svg:y="45.132cm">
          <text:p text:style-name="P15">evaluate righ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11.103cm" svg:y1="49.175cm" svg:x2="111.056cm" svg:y2="48.307cm" draw:start-shape="id127" draw:start-glue-point="4" draw:end-shape="id129" draw:end-glue-point="6" svg:d="M111103 49175v-434h-47v-434" svg:viewBox="0 0 48 869">
          <text:p/>
        </draw:connector>
        <draw:connector draw:style-name="gr9" draw:text-style-name="P6" draw:layer="layout" svg:x1="111.056cm" svg:y1="45.132cm" svg:x2="111.056cm" svg:y2="44.497cm" draw:start-shape="id129" draw:start-glue-point="4" draw:end-shape="id130" draw:end-glue-point="6" svg:d="M111056 45132v-635" svg:viewBox="0 0 1 636">
          <text:p/>
        </draw:connector>
        <draw:connector draw:style-name="gr9" draw:text-style-name="P6" draw:layer="layout" svg:x1="111.056cm" svg:y1="41.322cm" svg:x2="111.039cm" svg:y2="41.005cm" draw:start-shape="id130" draw:start-glue-point="4" draw:end-shape="id125" draw:end-glue-point="2" svg:d="M111056 41322v-159h-17v-158" svg:viewBox="0 0 18 318">
          <text:p/>
        </draw:connector>
        <draw:custom-shape draw:style-name="gr64" draw:text-style-name="P17" xml:id="id131" draw:id="id131" draw:layer="layout" svg:width="7.538cm" svg:height="3.175cm" svg:x="119.285cm" svg:y="41.722cm">
          <text:p text:style-name="P15">evaluate val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23.084cm" svg:y1="45.603cm" svg:x2="123.054cm" svg:y2="44.897cm" draw:start-shape="id117" draw:start-glue-point="4" draw:end-shape="id131" draw:end-glue-point="6" svg:d="M123084 45603v-353h-30v-353" svg:viewBox="0 0 31 707">
          <text:p/>
        </draw:connector>
        <draw:connector draw:style-name="gr9" draw:text-style-name="P6" draw:layer="layout" svg:x1="123.054cm" svg:y1="41.722cm" svg:x2="123.066cm" svg:y2="41.123cm" draw:start-shape="id131" draw:start-glue-point="4" draw:end-shape="id116" draw:end-glue-point="2" svg:d="M123054 41722v-300h12v-299" svg:viewBox="0 0 13 600">
          <text:p/>
        </draw:connector>
        <draw:rect draw:style-name="gr10" draw:text-style-name="P6" xml:id="id132" draw:id="id132" draw:layer="layout" svg:width="4.127cm" svg:height="1.587cm" svg:x="84.82cm" svg:y="36.343cm">
          <text:p text:style-name="P6">value</text:p>
        </draw:rect>
        <draw:connector draw:style-name="gr9" draw:text-style-name="P6" draw:layer="layout" svg:x1="86.883cm" svg:y1="36.343cm" svg:x2="147.209cm" svg:y2="34.138cm" draw:start-shape="id132" draw:start-glue-point="0" draw:end-shape="id99" draw:end-glue-point="2" svg:d="M86883 36343v-1102h60326v-1103" svg:viewBox="0 0 60327 2206">
          <text:p/>
        </draw:connector>
        <draw:rect draw:style-name="gr10" draw:text-style-name="P6" xml:id="id133" draw:id="id133" draw:layer="layout" svg:width="4.127cm" svg:height="1.587cm" svg:x="87.36cm" svg:y="39.418cm">
          <text:p text:style-name="P6">const</text:p>
        </draw:rect>
        <draw:connector draw:style-name="gr9" draw:text-style-name="P6" draw:layer="layout" svg:x1="86.883cm" svg:y1="37.93cm" svg:x2="89.423cm" svg:y2="39.418cm" draw:start-shape="id132" draw:start-glue-point="2" draw:end-shape="id133" draw:end-glue-point="0" svg:d="M86883 37930v744h2540v744" svg:viewBox="0 0 2541 1489">
          <text:p/>
        </draw:connector>
        <draw:rect draw:style-name="gr10" draw:text-style-name="P6" xml:id="id134" draw:id="id134" draw:layer="layout" svg:width="4.127cm" svg:height="1.587cm" svg:x="93.758cm" svg:y="42.275cm">
          <text:p text:style-name="P6">int</text:p>
        </draw:rect>
        <draw:rect draw:style-name="gr10" draw:text-style-name="P6" xml:id="id135" draw:id="id135" draw:layer="layout" svg:width="4.127cm" svg:height="1.587cm" svg:x="82.315cm" svg:y="42.275cm">
          <text:p text:style-name="P6">string??</text:p>
        </draw:rect>
        <draw:connector draw:style-name="gr9" draw:text-style-name="P6" draw:layer="layout" svg:x1="95.821cm" svg:y1="42.275cm" svg:x2="89.423cm" svg:y2="41.005cm" draw:start-shape="id134" draw:start-glue-point="0" draw:end-shape="id133" draw:end-glue-point="2" svg:d="M95821 42275v-635h-6398v-635" svg:viewBox="0 0 6399 1271">
          <text:p/>
        </draw:connector>
        <draw:connector draw:style-name="gr9" draw:text-style-name="P6" draw:layer="layout" svg:x1="84.378cm" svg:y1="42.275cm" svg:x2="89.423cm" svg:y2="41.005cm" draw:start-shape="id135" draw:start-glue-point="0" draw:end-shape="id133" draw:end-glue-point="2" svg:d="M84378 42275v-635h5045v-635" svg:viewBox="0 0 5046 1271">
          <text:p/>
        </draw:connector>
        <draw:custom-shape draw:style-name="gr65" draw:text-style-name="P14" xml:id="id136" draw:id="id136" draw:layer="layout" svg:width="5.18cm" svg:height="2.857cm" svg:x="93.24cm" svg:y="44.497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95.83cm" svg:y1="44.497cm" svg:x2="95.821cm" svg:y2="43.862cm" draw:start-shape="id136" draw:start-glue-point="4" draw:end-shape="id134" draw:end-glue-point="2" svg:d="M95830 44497v-318h-9v-317" svg:viewBox="0 0 10 636">
          <text:p/>
        </draw:connector>
        <draw:custom-shape draw:style-name="gr66" draw:text-style-name="P14" xml:id="id137" draw:id="id137" draw:layer="layout" svg:width="5.262cm" svg:height="2.857cm" svg:x="93.205cm" svg:y="48.625cm">
          <text:p text:style-name="P4">return: type and cons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95.836cm" svg:y1="48.625cm" svg:x2="95.83cm" svg:y2="47.354cm" draw:start-shape="id137" draw:start-glue-point="4" draw:end-shape="id136" draw:end-glue-point="8" svg:d="M95836 48625v-636h-6v-635" svg:viewBox="0 0 7 1272">
          <text:p/>
        </draw:connector>
        <draw:rect draw:style-name="gr10" draw:text-style-name="P6" xml:id="id139" draw:id="id139" draw:layer="layout" svg:width="4.127cm" svg:height="1.587cm" svg:x="87.395cm" svg:y="42.275cm">
          <text:p text:style-name="P6">bool</text:p>
        </draw:rect>
        <draw:custom-shape draw:style-name="gr65" draw:text-style-name="P14" xml:id="id138" draw:id="id138" draw:layer="layout" svg:width="5.18cm" svg:height="2.857cm" svg:x="86.877cm" svg:y="44.497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89.467cm" svg:y1="44.497cm" svg:x2="89.458cm" svg:y2="43.862cm" draw:start-shape="id138" draw:start-glue-point="4" draw:end-shape="id139" draw:end-glue-point="2" svg:d="M89467 44497v-318h-9v-317" svg:viewBox="0 0 10 636">
          <text:p/>
        </draw:connector>
        <draw:custom-shape draw:style-name="gr66" draw:text-style-name="P14" xml:id="id140" draw:id="id140" draw:layer="layout" svg:width="5.262cm" svg:height="2.857cm" svg:x="86.842cm" svg:y="48.625cm">
          <text:p text:style-name="P4">return: type and cons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89.473cm" svg:y1="48.625cm" svg:x2="89.467cm" svg:y2="47.354cm" draw:start-shape="id140" draw:start-glue-point="4" draw:end-shape="id138" draw:end-glue-point="8" svg:d="M89473 48625v-636h-6v-635" svg:viewBox="0 0 7 1272">
          <text:p/>
        </draw:connector>
        <draw:connector draw:style-name="gr9" draw:text-style-name="P6" draw:layer="layout" svg:x1="89.458cm" svg:y1="42.275cm" svg:x2="89.423cm" svg:y2="41.005cm" draw:start-shape="id139" draw:start-glue-point="0" draw:end-shape="id133" draw:end-glue-point="2" svg:d="M89458 42275v-635h-35v-635" svg:viewBox="0 0 36 1271">
          <text:p/>
        </draw:connector>
        <draw:rect draw:style-name="gr10" draw:text-style-name="P6" xml:id="id141" draw:id="id141" draw:layer="layout" svg:width="4.127cm" svg:height="1.587cm" svg:x="71.167cm" svg:y="39.418cm">
          <text:p text:style-name="P6">variable</text:p>
        </draw:rect>
        <draw:connector draw:style-name="gr9" draw:text-style-name="P6" draw:layer="layout" svg:x1="73.23cm" svg:y1="39.418cm" svg:x2="86.883cm" svg:y2="37.93cm" draw:start-shape="id141" draw:start-glue-point="0" draw:end-shape="id132" draw:end-glue-point="2" svg:d="M73230 39418v-744h13653v-744" svg:viewBox="0 0 13654 1489">
          <text:p/>
        </draw:connector>
        <draw:custom-shape draw:style-name="gr67" draw:text-style-name="P12" xml:id="id142" draw:id="id142" draw:layer="layout" svg:width="6.703cm" svg:height="3.174cm" svg:x="69.862cm" svg:y="41.641cm">
          <text:p text:style-name="P4">get how to access vari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14cm" svg:y1="41.641cm" svg:x2="73.23cm" svg:y2="41.005cm" draw:start-shape="id142" draw:start-glue-point="4" draw:end-shape="id141" draw:end-glue-point="2" svg:d="M73214 41641v-318h16v-318" svg:viewBox="0 0 17 637">
          <text:p/>
        </draw:connector>
        <draw:custom-shape draw:style-name="gr68" draw:text-style-name="P12" xml:id="id143" draw:id="id143" draw:layer="layout" svg:width="6.685cm" svg:height="3.174cm" svg:x="69.897cm" svg:y="45.451cm">
          <text:p text:style-name="P4">get variable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4cm" svg:y1="45.451cm" svg:x2="73.214cm" svg:y2="44.815cm" draw:start-shape="id143" draw:start-glue-point="4" draw:end-shape="id142" draw:end-glue-point="8" svg:d="M73240 45451v-317h-26v-319" svg:viewBox="0 0 27 637">
          <text:p/>
        </draw:connector>
        <draw:custom-shape draw:style-name="gr69" draw:text-style-name="P14" xml:id="id144" draw:id="id144" draw:layer="layout" svg:width="6.849cm" svg:height="2.857cm" svg:x="69.797cm" svg:y="49.26cm">
          <text:p text:style-name="P4">return: type and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22cm" svg:y1="49.26cm" svg:x2="73.24cm" svg:y2="48.625cm" draw:start-shape="id144" draw:start-glue-point="4" draw:end-shape="id143" draw:end-glue-point="8" svg:d="M73222 49260v-317h18v-318" svg:viewBox="0 0 19 63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1cm" fo:page-height="152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7:15:59.548849604</meta:creation-date>
    <meta:generator>LibreOffice/7.4.7.2$Linux_X86_64 LibreOffice_project/40$Build-2</meta:generator>
    <dc:date>2024-05-09T14:49:46.173589880</dc:date>
    <meta:editing-duration>PT6H24M4S</meta:editing-duration>
    <meta:editing-cycles>596</meta:editing-cycles>
    <meta:document-statistic meta:object-count="304"/>
  </office:meta>
</office:document-meta>
</file>